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0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6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0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31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81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7" style:family="graphic" style:parent-style-name="standard">
      <style:graphic-properties draw:stroke="solid" svg:stroke-width="0.028cm" svg:stroke-color="#231f2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18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9" style:family="graphic" style:parent-style-name="standard">
      <style:graphic-properties draw:stroke="none" draw:fill="solid" draw:fill-color="#231f20"/>
    </style:style>
    <style:style style:name="gr20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1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solid" draw:fill-color="#000000"/>
    </style:style>
    <style:style style:name="gr23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4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0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28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2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3" style:family="text">
      <style:text-properties fo:color="#231f20" loext:opacity="100%" style:font-name="ProximaNova1" fo:font-size="11pt" fo:font-weight="normal" style:font-size-asian="11pt" style:font-weight-asian="normal" style:font-name-complex="ProximaNova1" style:font-size-complex="11pt" style:font-weight-complex="normal"/>
    </style:style>
    <style:style style:name="T4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352cm" svg:height="0.48cm" svg:x="2.933cm" svg:y="26.1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74cm" svg:height="0.48cm" svg:x="13.722cm" svg:y="26.195cm">
          <draw:text-box>
            <text:p text:style-name="P1"><text:span text:style-name="T1">Student Workbook </text:span></text:p>
          </draw:text-box>
        </draw:frame>
        <draw:frame draw:style-name="gr3" draw:text-style-name="P2" draw:layer="layout" svg:width="1.708cm" svg:height="0.48cm" svg:x="16.651cm" svg:y="26.195cm">
          <draw:text-box>
            <text:p text:style-name="P1"><text:span text:style-name="T2">Chapter 6 </text:span></text:p>
          </draw:text-box>
        </draw:frame>
        <draw:frame draw:style-name="gr1" draw:text-style-name="P2" draw:layer="layout" svg:width="0.352cm" svg:height="0.48cm" svg:x="18.385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18.738cm" svg:y="26.195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0.4cm" svg:height="0.48cm" svg:x="19.091cm" svg:y="26.195cm">
          <draw:text-box>
            <text:p text:style-name="P1"><text:span text:style-name="T2">51</text:span></text:p>
          </draw:text-box>
        </draw:frame>
        <draw:line draw:style-name="gr5" draw:text-style-name="P3" draw:layer="layout" svg:x1="3.79cm" svg:y1="1.534cm" svg:x2="11.834cm" svg:y2="1.534cm">
          <text:p/>
        </draw:line>
        <draw:frame draw:style-name="gr6" draw:text-style-name="P2" draw:layer="layout" svg:width="1.026cm" svg:height="0.48cm" svg:x="2.933cm" svg:y="1.131cm">
          <draw:text-box>
            <text:p text:style-name="P1"><text:span text:style-name="T1">Name </text:span></text:p>
          </draw:text-box>
        </draw:frame>
        <draw:line draw:style-name="gr5" draw:text-style-name="P3" draw:layer="layout" svg:x1="12.832cm" svg:y1="1.534cm" svg:x2="15.689cm" svg:y2="1.534cm">
          <text:p/>
        </draw:line>
        <draw:frame draw:style-name="gr7" draw:text-style-name="P2" draw:layer="layout" svg:width="1.081cm" svg:height="0.48cm" svg:x="11.834cm" svg:y="1.131cm">
          <draw:text-box>
            <text:p text:style-name="P1"><text:span text:style-name="T1"><text:s text:c="2"/></text:span><text:span text:style-name="T1">Class </text:span></text:p>
          </draw:text-box>
        </draw:frame>
        <draw:line draw:style-name="gr5" draw:text-style-name="P3" draw:layer="layout" svg:x1="16.585cm" svg:y1="1.534cm" svg:x2="19.443cm" svg:y2="1.534cm">
          <text:p/>
        </draw:line>
        <draw:frame draw:style-name="gr8" draw:text-style-name="P2" draw:layer="layout" svg:width="1.005cm" svg:height="0.48cm" svg:x="15.69cm" svg:y="1.131cm">
          <draw:text-box>
            <text:p text:style-name="P1"><text:span text:style-name="T1"><text:s text:c="2"/></text:span><text:span text:style-name="T1">Date </text:span></text:p>
          </draw:text-box>
        </draw:frame>
        <draw:frame draw:style-name="gr9" draw:text-style-name="P4" draw:layer="layout" svg:width="2.39cm" svg:height="0.53cm" svg:x="2.933cm" svg:y="2.439cm">
          <draw:text-box>
            <text:p text:style-name="P1"><text:span text:style-name="T3">EXERCISE 6-5</text:span></text:p>
          </draw:text-box>
        </draw:frame>
        <draw:frame draw:style-name="gr10" draw:text-style-name="P2" draw:layer="layout" svg:width="0.413cm" svg:height="0.48cm" svg:x="2.933cm" svg:y="3.324cm">
          <draw:text-box>
            <text:p text:style-name="P1"><text:span text:style-name="T2">A. </text:span></text:p>
          </draw:text-box>
        </draw:frame>
        <draw:frame draw:style-name="gr11" draw:text-style-name="P2" draw:layer="layout" svg:width="13.612cm" svg:height="0.48cm" svg:x="3.568cm" svg:y="3.324cm">
          <draw:text-box>
            <text:p text:style-name="P1"><text:span text:style-name="T2">Notate the following chords for the specified instruments. Each chord is written at </text:span></text:p>
          </draw:text-box>
        </draw:frame>
        <draw:frame draw:style-name="gr12" draw:text-style-name="P2" draw:layer="layout" svg:width="14.201cm" svg:height="0.48cm" svg:x="3.568cm" svg:y="3.747cm">
          <draw:text-box>
            <text:p text:style-name="P1"><text:span text:style-name="T2">concert pitch, so transpose as needed for the performers. You do not need to use key </text:span></text:p>
          </draw:text-box>
        </draw:frame>
        <draw:frame draw:style-name="gr13" draw:text-style-name="P2" draw:layer="layout" svg:width="14.319cm" svg:height="0.48cm" svg:x="3.568cm" svg:y="4.17cm">
          <draw:text-box>
            <text:p text:style-name="P1"><text:span text:style-name="T2">signatures, but use the correct clef for each instrument. Note that the instruments are </text:span></text:p>
          </draw:text-box>
        </draw:frame>
        <draw:frame draw:style-name="gr14" draw:text-style-name="P2" draw:layer="layout" svg:width="13.815cm" svg:height="0.48cm" svg:x="3.568cm" svg:y="4.594cm">
          <draw:text-box>
            <text:p text:style-name="P1"><text:span text:style-name="T2">listed in score order, the order used in Appendix A, which is not always the same as </text:span></text:p>
          </draw:text-box>
        </draw:frame>
        <draw:path draw:style-name="gr5" draw:text-style-name="P3" draw:layer="layout" svg:width="12.904cm" svg:height="1.366cm" svg:x="4.121cm" svg:y="6.083cm" svg:viewBox="0 0 12905 1367" svg:d="M53 1365l414-39M37 945l446-169M0 525l520-388M3324 1301h436M3322 926l439-43M3299 310l485-222M6346 1039l470 172M6358 554l446 84M6361 43l440-43M9588 1367l439-43M9584 642l446 84M9579 174l457-128M12426 1367l439-43M12394 822l503-276M12385 455l520-335">
          <text:p/>
        </draw:path>
        <draw:path draw:style-name="gr15" draw:text-style-name="P3" draw:layer="layout" svg:width="0.462cm" svg:height="0.177cm" svg:x="3.68cm" svg:y="7.295cm" svg:viewBox="0 0 463 178" svg:d="M0 178h463M0 0h463">
          <text:p/>
        </draw:path>
        <draw:path draw:style-name="gr16" draw:text-style-name="P3" draw:layer="layout" svg:width="0.104cm" svg:height="7.021cm" svg:x="5.939cm" svg:y="6.401cm" svg:viewBox="0 0 105 7022" svg:d="M0 730v-730M105 730v-730M0 3306v-730M105 3306v-730M0 5165v-1883M105 5165v-1883M0 7022v-1882M105 7022v-1882">
          <text:p/>
        </draw:path>
        <draw:line draw:style-name="gr15" draw:text-style-name="P3" draw:layer="layout" svg:x1="6.948cm" svg:y1="7.295cm" svg:x2="7.41cm" svg:y2="7.295cm">
          <text:p/>
        </draw:line>
        <draw:path draw:style-name="gr16" draw:text-style-name="P3" draw:layer="layout" svg:width="0.104cm" svg:height="7.021cm" svg:x="8.979cm" svg:y="6.401cm" svg:viewBox="0 0 105 7022" svg:d="M0 730v-730M105 730v-730M0 3306v-730M105 3306v-730M0 5165v-1883M105 5165v-1883M0 7022v-1882M105 7022v-1882">
          <text:p/>
        </draw:path>
        <draw:line draw:style-name="gr15" draw:text-style-name="P3" draw:layer="layout" svg:x1="9.988cm" svg:y1="6.237cm" svg:x2="10.45cm" svg:y2="6.237cm">
          <text:p/>
        </draw:line>
        <draw:path draw:style-name="gr16" draw:text-style-name="P3" draw:layer="layout" svg:width="0.104cm" svg:height="7.021cm" svg:x="12.247cm" svg:y="6.401cm" svg:viewBox="0 0 105 7022" svg:d="M0 730v-730M105 730v-730M0 3306v-730M105 3306v-730M0 5165v-1883M105 5165v-1883M0 7022v-1882M105 7022v-1882">
          <text:p/>
        </draw:path>
        <draw:path draw:style-name="gr15" draw:text-style-name="P3" draw:layer="layout" svg:width="0.462cm" svg:height="0.177cm" svg:x="13.214cm" svg:y="7.295cm" svg:viewBox="0 0 463 178" svg:d="M0 178h463M0 0h463">
          <text:p/>
        </draw:path>
        <draw:path draw:style-name="gr16" draw:text-style-name="P3" draw:layer="layout" svg:width="0.104cm" svg:height="7.021cm" svg:x="15.244cm" svg:y="6.401cm" svg:viewBox="0 0 105 7022" svg:d="M0 730v-730M105 730v-730M0 3306v-730M105 3306v-730M0 5165v-1883M105 5165v-1883M0 7022v-1882M105 7022v-1882">
          <text:p/>
        </draw:path>
        <draw:line draw:style-name="gr17" draw:text-style-name="P5" draw:layer="layout" svg:x1="16.052cm" svg:y1="7.473cm" svg:x2="16.515cm" svg:y2="7.473cm">
          <text:p/>
        </draw:line>
        <draw:line draw:style-name="gr17" draw:text-style-name="P5" draw:layer="layout" svg:x1="16.052cm" svg:y1="7.295cm" svg:x2="16.515cm" svg:y2="7.295cm">
          <text:p/>
        </draw:line>
        <draw:path draw:style-name="gr16" draw:text-style-name="P3" draw:layer="layout" svg:width="0.104cm" svg:height="7.021cm" svg:x="18.07cm" svg:y="6.401cm" svg:viewBox="0 0 105 7022" svg:d="M0 730v-730M105 730v-730M0 3306v-730M105 3306v-730M0 5165v-1883M105 5165v-1883M0 7022v-1882M105 7022v-1882">
          <text:p/>
        </draw:path>
        <draw:path draw:style-name="gr18" draw:text-style-name="P3" draw:layer="layout" svg:width="15.24cm" svg:height="6.997cm" svg:x="2.953cm" svg:y="6.413cm" svg:viewBox="0 0 15241 6998" svg:d="M0 706h15241M0 529h15241M0 353h15241M0 177h15241M0 0h15241M0 3282h15241M0 3106h15241M0 2929h15241M0 2753h15241M0 2576h15241M0 5140h15241M0 4964h15241M0 4788h15241M0 4611h15241M0 4435h15241M0 6998h15241M0 6821h15241M0 6645h15241M0 6469h15241M0 6292h15241">
          <text:p/>
        </draw:path>
        <draw:line draw:style-name="gr16" draw:text-style-name="P3" draw:layer="layout" svg:x1="2.953cm" svg:y1="13.422cm" svg:x2="2.953cm" svg:y2="8.977cm">
          <text:p/>
        </draw:line>
        <draw:path draw:style-name="gr19" draw:text-style-name="P6" draw:layer="layout" svg:width="0.468cm" svg:height="1.316cm" svg:x="3.064cm" svg:y="6.091cm" svg:viewBox="0 0 469 1317" svg:d="M406 807c-24-45-81-72-132-68l62 259c87-35 108-122 70-191zM324 316c53-113 0-195-10-236-65 41-98 83-124 155-29 81-18 141 6 226l7 21c45-45 89-98 121-166zM55 812c-4 110 86 217 224 200 13-1 26-3 36-7l-1-4-62-258c-18 6-36 16-49 32-41 49-32 123 28 164l-3 14c-69-32-125-122-81-206 22-42 52-67 86-78l-26-94c-75 69-149 130-152 237zM465 790c19 106-30 194-124 228l4 18c23 103 50 237-77 274-94 27-184-30-181-109 1-55 36-95 89-95 56 2 92 30 87 98-6 75-84 64-84 75s31 21 50 18c144-25 131-100 90-272-21 5-43 9-67 10-47 1-252-40-252-256 0-121 93-190 185-280l-3-13c-31-112-61-174-32-296 12-52 66-139 144-190 71 131 125 205 66 374-27 80-81 135-136 185l30 105c92-17 198 54 211 126z">
          <text:p/>
        </draw:path>
        <draw:path draw:style-name="gr19" draw:text-style-name="P6" draw:layer="layout" svg:width="0.32cm" svg:height="0.208cm" svg:x="3.761cm" svg:y="7.366cm" svg:viewBox="0 0 321 209" svg:d="M179 190c63-8 47-56 43-89-4-44-27-79-80-78-33 0-60 10-49 78 7 47 29 96 86 89zM174 209c-106 2-176-44-174-108 2-68 71-100 148-101s162 30 172 101c9 57-61 108-146 108z">
          <text:p/>
        </draw:path>
        <draw:path draw:style-name="gr19" draw:text-style-name="P6" draw:layer="layout" svg:width="0.32cm" svg:height="0.209cm" svg:x="3.761cm" svg:y="7.013cm" svg:viewBox="0 0 321 210" svg:d="M179 190c63-8 47-56 43-89-4-44-27-80-80-79-33 0-60 10-49 79 7 46 29 96 86 89zM174 210c-106 1-176-45-174-109 2-69 71-100 148-101 77 0 162 29 172 101 9 57-61 108-146 109z">
          <text:p/>
        </draw:path>
        <draw:path draw:style-name="gr19" draw:text-style-name="P6" draw:layer="layout" svg:width="0.32cm" svg:height="0.209cm" svg:x="3.761cm" svg:y="6.572cm" svg:viewBox="0 0 321 210" svg:d="M179 190c63-9 47-56 43-89-4-44-27-80-80-79-33 0-60 10-49 79 7 46 29 96 86 89zM174 210c-106 1-176-46-174-109 2-69 71-100 148-101 77 0 162 29 172 101 9 57-61 108-146 109z">
          <text:p/>
        </draw:path>
        <draw:path draw:style-name="gr19" draw:text-style-name="P6" draw:layer="layout" svg:width="0.468cm" svg:height="1.316cm" svg:x="6.174cm" svg:y="6.091cm" svg:viewBox="0 0 469 1317" svg:d="M407 807c-24-45-81-72-132-68l61 259c88-35 108-122 71-191zM325 316c53-113-1-195-10-236-65 41-98 83-124 155-29 81-18 141 6 226l6 21c46-45 90-98 122-166zM54 812c-3 110 87 217 226 200 13-1 25-3 36-7l-1-4-62-258c-19 6-36 16-49 32-41 49-32 123 28 164l-4 14c-68-32-125-122-80-206 22-42 52-67 85-78l-25-94c-77 69-150 130-154 237zM465 790c19 106-29 194-123 228l4 18c23 103 50 237-77 274-94 27-185-30-183-109 2-55 37-95 90-95 57 2 93 30 88 98-6 75-84 64-84 75s31 21 50 18c144-25 131-100 90-272-21 5-43 9-67 10-47 1-253-40-253-256 0-121 92-190 186-280l-3-13c-32-112-62-174-32-296 12-52 66-139 144-190 71 131 124 205 66 374-27 80-81 135-136 185l30 105c92-17 197 54 210 126z">
          <text:p/>
        </draw:path>
        <draw:path draw:style-name="gr19" draw:text-style-name="P6" draw:layer="layout" svg:width="0.32cm" svg:height="0.208cm" svg:x="7.029cm" svg:y="7.278cm" svg:viewBox="0 0 321 209" svg:d="M180 189c63-7 47-55 44-89-5-44-27-79-82-78-33 0-59 10-48 78 7 48 28 96 86 89zM175 209c-106 2-176-45-175-109 2-68 71-99 148-100 78-1 162 29 172 100 9 58-60 108-145 109z">
          <text:p/>
        </draw:path>
        <draw:path draw:style-name="gr19" draw:text-style-name="P6" draw:layer="layout" svg:width="0.32cm" svg:height="0.208cm" svg:x="7.029cm" svg:y="6.837cm" svg:viewBox="0 0 321 209" svg:d="M180 189c63-7 47-55 44-89-5-44-27-79-82-78-33 0-59 10-48 78 7 48 28 96 86 89zM175 209c-106 2-176-45-175-109 2-68 71-99 148-100 78-1 162 29 172 100 9 58-60 108-145 109z">
          <text:p/>
        </draw:path>
        <draw:path draw:style-name="gr19" draw:text-style-name="P6" draw:layer="layout" svg:width="0.32cm" svg:height="0.208cm" svg:x="7.029cm" svg:y="6.396cm" svg:viewBox="0 0 321 209" svg:d="M180 189c63-7 47-56 44-89-5-44-27-79-82-78-33 0-59 10-48 78 7 47 28 96 86 89zM175 209c-106 2-176-45-175-109 2-68 71-99 148-100 78-1 162 29 172 100 9 58-60 108-145 109z">
          <text:p/>
        </draw:path>
        <draw:path draw:style-name="gr19" draw:text-style-name="P6" draw:layer="layout" svg:width="0.167cm" svg:height="0.541cm" svg:x="6.783cm" svg:y="6.671cm" svg:viewBox="0 0 168 542" svg:d="M114 203l-61 28v114l61-28zM114 511v-131l-61 29v133h-22v-121l-31 12v-64l31-12v-116l-31 12v-62l31-14v-142h22v132l61-28v-139h22v129l32-14v62l-32 14v116l32-14v62l-32 14v142z">
          <text:p/>
        </draw:path>
        <draw:path draw:style-name="gr19" draw:text-style-name="P6" draw:layer="layout" svg:width="0.468cm" svg:height="1.316cm" svg:x="9.213cm" svg:y="6.091cm" svg:viewBox="0 0 469 1317" svg:d="M407 807c-24-45-82-72-133-68l62 259c88-35 109-122 71-191zM324 316c53-113-1-195-10-236-65 41-98 83-124 155-29 81-18 141 6 226l6 21c46-45 90-98 122-166zM55 812c-4 110 86 217 224 200 13-1 25-3 36-7l-1-4-62-258c-18 6-36 16-49 32-41 49-32 123 28 164l-4 14c-68-32-124-122-80-206 22-42 52-67 86-78l-26-94c-75 69-149 130-152 237zM465 790c19 106-29 194-124 228l4 18c23 103 51 237-77 274-94 27-184-30-181-109 1-55 36-95 89-95 56 2 92 30 87 98-6 75-84 64-84 75s31 21 50 18c144-25 131-100 90-272-21 5-43 9-67 10-47 1-252-40-252-256 0-121 93-190 185-280l-3-13c-31-112-61-174-32-296 12-52 66-139 144-190 71 131 126 205 66 374-27 80-81 135-136 185l30 105c92-17 198 54 211 126z">
          <text:p/>
        </draw:path>
        <draw:path draw:style-name="gr19" draw:text-style-name="P6" draw:layer="layout" svg:width="0.32cm" svg:height="0.209cm" svg:x="10.069cm" svg:y="6.925cm" svg:viewBox="0 0 321 210" svg:d="M179 190c62-8 46-56 43-89-5-44-27-80-81-79-32 0-59 10-48 79 7 47 28 96 86 89zM173 210c-105 1-175-45-173-109 1-69 70-100 147-101s162 29 173 101c8 58-62 108-147 109z">
          <text:p/>
        </draw:path>
        <draw:path draw:style-name="gr19" draw:text-style-name="P6" draw:layer="layout" svg:width="0.32cm" svg:height="0.209cm" svg:x="10.069cm" svg:y="6.484cm" svg:viewBox="0 0 321 210" svg:d="M179 190c62-8 46-56 43-88-5-46-27-81-81-80-32 0-59 10-48 80 7 46 28 95 86 88zM173 210c-105 1-175-45-173-108 1-70 70-101 147-102s162 29 173 102c8 57-62 107-147 108z">
          <text:p/>
        </draw:path>
        <draw:path draw:style-name="gr19" draw:text-style-name="P6" draw:layer="layout" svg:width="0.32cm" svg:height="0.209cm" svg:x="10.069cm" svg:y="6.043cm" svg:viewBox="0 0 321 210" svg:d="M179 190c62-8 46-56 43-88-5-46-27-81-81-80-32 0-59 10-48 80 7 46 28 95 86 88zM173 210c-105 1-175-45-173-108 1-70 70-101 147-102s162 29 173 102c8 57-62 107-147 108z">
          <text:p/>
        </draw:path>
        <draw:path draw:style-name="gr19" draw:text-style-name="P6" draw:layer="layout" svg:width="0.167cm" svg:height="0.541cm" svg:x="9.822cm" svg:y="6.759cm" svg:viewBox="0 0 168 542" svg:d="M114 204l-61 27v114l61-27zM114 511v-131l-61 29v133h-22v-121l-31 12v-64l31-12v-115l-31 12v-63l31-13v-142h22v131l61-27v-140h23v129l31-14v63l-31 13v116l31-14v63l-31 13v142z">
          <text:p/>
        </draw:path>
        <draw:path draw:style-name="gr19" draw:text-style-name="P6" draw:layer="layout" svg:width="0.527cm" svg:height="0.611cm" svg:x="12.44cm" svg:y="6.409cm" svg:viewBox="0 0 528 612" svg:d="M486 310c-25 0-44-22-42-46 1-22 19-37 42-37 22 0 39 19 39 40 1 23-16 43-39 43zM486 136c-24 0-44-21-43-44s20-40 43-40 42 18 42 42c0 23-19 42-42 42zM118 122c15-4 52-5 65 29 18 50-8 87-34 97-44 18-107-20-107-70-1-56 20-110 78-152 33-25 139-47 206 7 147 117 85 338-71 465-68 55-146 108-255 114v-21c36-7 57-13 91-28 111-51 178-147 223-253 52-125-6-319-150-280-61 16-90 89-75 106 1 2 10-9 29-14z">
          <text:p/>
        </draw:path>
        <draw:path draw:style-name="gr19" draw:text-style-name="P6" draw:layer="layout" svg:width="0.32cm" svg:height="0.208cm" svg:x="13.295cm" svg:y="7.366cm" svg:viewBox="0 0 321 209" svg:d="M179 190c62-8 46-56 43-89-4-44-27-79-80-78-33 0-60 10-49 78 7 47 29 96 86 89zM173 209c-105 2-175-44-173-108 1-68 71-100 148-101 76-1 161 30 172 101 8 57-62 108-147 108z">
          <text:p/>
        </draw:path>
        <draw:path draw:style-name="gr19" draw:text-style-name="P6" draw:layer="layout" svg:width="0.32cm" svg:height="0.209cm" svg:x="13.295cm" svg:y="6.572cm" svg:viewBox="0 0 321 210" svg:d="M179 190c62-9 46-56 43-89-4-44-27-80-80-79-33 0-60 10-49 79 7 46 29 96 86 89zM173 210c-105 1-175-46-173-109 1-69 71-100 148-101 76 0 161 29 172 101 8 57-62 108-147 109z">
          <text:p/>
        </draw:path>
        <draw:path draw:style-name="gr19" draw:text-style-name="P6" draw:layer="layout" svg:width="0.32cm" svg:height="0.208cm" svg:x="13.295cm" svg:y="6.22cm" svg:viewBox="0 0 321 209" svg:d="M179 189c62-8 46-55 43-89-4-44-27-80-80-79-33 0-60 11-49 79 7 48 29 96 86 89zM173 209c-105 2-175-45-173-109 1-68 71-99 148-100 76-1 161 28 172 100 8 58-62 108-147 109z">
          <text:p/>
        </draw:path>
        <draw:path draw:style-name="gr19" draw:text-style-name="P6" draw:layer="layout" svg:width="0.166cm" svg:height="0.445cm" svg:x="13.071cm" svg:y="5.989cm" svg:viewBox="0 0 167 446" svg:d="M33 303l-6 122 38-36c0 0 71-83 38-118-27-29-57 6-70 32zM0 0h44l-10 277c30-38 81-71 119-27 50 57-48 123-98 167-12 9-24 25-28 29h-12z">
          <text:p/>
        </draw:path>
        <draw:path draw:style-name="gr19" draw:text-style-name="P6" draw:layer="layout" svg:width="0.469cm" svg:height="1.316cm" svg:x="15.478cm" svg:y="6.091cm" svg:viewBox="0 0 470 1317" svg:d="M408 807c-24-45-81-72-133-68l62 259c87-35 108-122 71-191zM326 316c52-113-1-195-11-236-65 41-97 83-124 155-30 81-18 141 6 226l7 21c46-45 90-98 122-166zM55 812c-4 110 86 217 226 200 13-1 25-3 35-7l-1-4-62-258c-18 6-35 16-48 32-43 49-33 123 27 164l-3 14c-69-32-126-122-82-206 22-42 52-67 87-78l-26-94c-76 69-150 130-153 237zM466 790c19 106-30 194-124 228l4 18c24 103 50 237-77 274-95 27-185-30-182-109 2-55 36-95 89-95 57 2 93 30 88 98-6 75-85 64-85 75s33 21 52 18c143-25 130-100 89-272-20 5-43 9-67 10-47 1-253-40-253-256 0-121 93-190 185-280l-3-13c-31-112-60-174-32-296 12-52 68-139 145-190 71 131 125 205 66 374-27 80-80 135-136 185l31 105c91-17 197 54 210 126z">
          <text:p/>
        </draw:path>
        <draw:path draw:style-name="gr19" draw:text-style-name="P6" draw:layer="layout" svg:width="0.32cm" svg:height="0.208cm" svg:x="16.133cm" svg:y="7.366cm" svg:viewBox="0 0 321 209" svg:d="M179 190c62-8 46-56 43-89-4-44-27-79-80-78-33 0-60 10-49 78 7 47 29 96 86 89zM174 209c-106 2-176-44-174-108 2-68 71-100 148-101s161 30 172 101c8 57-62 108-146 108z">
          <text:p/>
        </draw:path>
        <draw:path draw:style-name="gr19" draw:text-style-name="P6" draw:layer="layout" svg:width="0.32cm" svg:height="0.209cm" svg:x="16.133cm" svg:y="6.925cm" svg:viewBox="0 0 321 210" svg:d="M179 190c62-8 46-56 43-89-4-44-27-80-80-79-33 0-60 10-49 79 7 47 29 96 86 89zM174 210c-106 1-176-45-174-109 2-69 71-100 148-101s161 29 172 101c8 58-62 108-146 109z">
          <text:p/>
        </draw:path>
        <draw:path draw:style-name="gr19" draw:text-style-name="P6" draw:layer="layout" svg:width="0.32cm" svg:height="0.209cm" svg:x="16.133cm" svg:y="6.572cm" svg:viewBox="0 0 321 210" svg:d="M179 190c62-9 46-56 43-89-4-44-27-80-80-79-33 0-60 10-49 79 7 46 29 96 86 89zM174 210c-106 1-176-46-174-109 2-69 71-100 148-101 77 0 161 29 172 101 8 57-62 108-146 109z">
          <text:p/>
        </draw:path>
        <draw:path draw:style-name="gr19" draw:text-style-name="P6" draw:layer="layout" svg:width="0.162cm" svg:height="0.186cm" svg:x="3.764cm" svg:y="10.484cm" svg:viewBox="0 0 163 187" svg:d="M124 187h-84v-5c27-1 28-8 28-28v-142h-15c-32 0-40 5-46 37h-7l2-49h160l1 49h-6c-6-32-14-37-45-37h-15v145c0 19 3 24 27 25z">
          <text:p/>
        </draw:path>
        <draw:path draw:style-name="gr19" draw:text-style-name="P6" draw:layer="layout" svg:width="0.032cm" svg:height="0.032cm" svg:x="3.951cm" svg:y="10.642cm" svg:viewBox="0 0 33 33" svg:d="M0 17c0-9 8-17 17-17 8 0 16 9 16 17 0 11-10 16-16 16s-17-5-17-16z">
          <text:p/>
        </draw:path>
        <draw:path draw:style-name="gr19" draw:text-style-name="P6" draw:layer="layout" svg:width="0.126cm" svg:height="0.194cm" svg:x="4.085cm" svg:y="10.48cm" svg:viewBox="0 0 127 195" svg:d="M121 60h-7c-5-23-23-49-52-49-15 0-29 9-29 27 0 42 94 47 94 106 0 24-19 51-59 51-22 0-36-9-44-9-6 0-9 5-9 9h-7l-8-60h6c6 14 21 50 59 50 22 0 34-16 34-31 0-16-5-26-46-50-26-16-45-28-45-56 0-32 26-48 52-48 17 0 32 9 39 9 8 0 9-6 10-9h6z">
          <text:p/>
        </draw:path>
        <draw:path draw:style-name="gr19" draw:text-style-name="P6" draw:layer="layout" svg:width="0.114cm" svg:height="0.132cm" svg:x="4.24cm" svg:y="10.541cm" svg:viewBox="0 0 115 133" svg:d="M72 54c-44 14-47 30-47 40v1c0 13 8 22 20 22 6 0 14-4 17-5 9-4 10-8 10-16zM115 119c-12 14-20 14-25 14s-17 0-18-20c-11 9-25 20-42 20-15 0-30-10-30-29 0-29 25-39 72-57v-17c0-20-14-24-22-24-9 0-21 6-21 14 0 4 1 9 1 11 0 6-5 12-12 12-9 0-13-7-13-12 0-11 14-31 47-31 42 0 42 28 42 45v56c0 8 0 16 9 16 6 0 9-3 12-5z">
          <text:p/>
        </draw:path>
        <draw:path draw:style-name="gr19" draw:text-style-name="P6" draw:layer="layout" svg:width="0.13cm" svg:height="0.126cm" svg:x="4.36cm" svg:y="10.544cm" svg:viewBox="0 0 131 127" svg:d="M57 71l-22 36c-2 2-6 8-6 11 1 5 7 5 12 5v4h-41v-4c7-1 11-1 20-14l32-48-26-40c-12-18-15-18-24-17v-4h58v4c-5 0-12 0-12 6 0 5 12 23 17 31 17-25 19-28 19-31 0-6-7-6-11-6v-4h44v4c-12 0-21 8-23 12l-23 34 36 56c11 17 18 17 24 17v4h-58v-4c9 0 12-1 12-7 0-4-4-8-5-9z">
          <text:p/>
        </draw:path>
        <draw:path draw:style-name="gr19" draw:text-style-name="P6" draw:layer="layout" svg:width="0.031cm" svg:height="0.032cm" svg:x="4.516cm" svg:y="10.642cm" svg:viewBox="0 0 32 33" svg:d="M0 17c0-9 7-17 15-17 9 0 17 9 17 17 0 11-11 16-17 16s-15-5-15-16z">
          <text:p/>
        </draw:path>
        <draw:path draw:style-name="gr19" draw:text-style-name="P6" draw:layer="layout" svg:width="0.192cm" svg:height="0.19cm" svg:x="3.764cm" svg:y="12.341cm" svg:viewBox="0 0 193 191" svg:d="M193 5c-14 1-18 5-27 27l-63 159h-4l-69-156c-12-26-17-29-30-30v-5h75v5c-16 1-21 2-21 11 0 4 5 16 11 31l43 95 41-104c1-2 6-14 6-20 0-11-10-12-21-13v-5h59z">
          <text:p/>
        </draw:path>
        <draw:path draw:style-name="gr19" draw:text-style-name="P6" draw:layer="layout" svg:width="0.067cm" svg:height="0.193cm" svg:x="3.968cm" svg:y="12.335cm" svg:viewBox="0 0 68 194" svg:d="M1 190c17-2 23-5 23-21v-135c0-13-2-17-14-17-4 0-6 0-10 0v-4c15-4 31-8 46-13l1 1v169c0 16 5 19 21 20v4h-67z">
          <text:p/>
        </draw:path>
        <draw:path draw:style-name="gr19" draw:text-style-name="P6" draw:layer="layout" svg:width="0.114cm" svg:height="0.133cm" svg:x="4.052cm" svg:y="12.398cm" svg:viewBox="0 0 115 134" svg:d="M70 54c-42 14-45 31-45 41 0 14 8 22 18 22 7 0 15-3 18-5 9-4 9-7 9-16zM115 120c-13 13-21 14-26 14s-17-1-18-21c-11 9-26 21-41 21s-30-11-30-30c0-29 24-38 70-57v-17c0-20-13-23-21-23-10 0-20 5-20 14 0 4 1 8 1 11 0 6-5 12-13 12s-12-8-12-13c0-11 13-31 46-31 42 0 42 28 42 45v56c0 8 0 17 8 17 6 0 11-3 14-6z">
          <text:p/>
        </draw:path>
        <draw:path draw:style-name="gr19" draw:text-style-name="P6" draw:layer="layout" svg:width="0.032cm" svg:height="0.031cm" svg:x="4.186cm" svg:y="12.5cm" svg:viewBox="0 0 33 32" svg:d="M0 17c0-10 8-17 17-17 8 0 16 7 16 17s-10 15-16 15c-7 0-17-5-17-15z">
          <text:p/>
        </draw:path>
        <draw:path draw:style-name="gr19" draw:text-style-name="P6" draw:layer="layout" svg:width="0.162cm" svg:height="0.187cm" svg:x="4.729cm" svg:y="7.285cm" svg:viewBox="0 0 163 188" svg:d="M124 188h-84v-6c27-1 28-7 28-28v-142h-16c-32 0-39 5-45 36h-7l2-48h160l1 48h-6c-6-31-14-36-45-36h-16v145c0 19 4 24 28 25z">
          <text:p/>
        </draw:path>
        <draw:path draw:style-name="gr19" draw:text-style-name="P6" draw:layer="layout" svg:width="0.032cm" svg:height="0.032cm" svg:x="4.916cm" svg:y="7.443cm" svg:viewBox="0 0 33 33" svg:d="M0 18c0-11 7-18 16-18 8 0 17 8 17 18s-11 15-17 15-16-5-16-15z">
          <text:p/>
        </draw:path>
        <draw:path draw:style-name="gr19" draw:text-style-name="P6" draw:layer="layout" svg:width="0.127cm" svg:height="0.195cm" svg:x="5.049cm" svg:y="7.281cm" svg:viewBox="0 0 128 196" svg:d="M122 60h-7c-5-23-23-48-53-48-15 0-29 8-29 26 0 42 95 48 95 106 0 23-19 52-59 52-23 0-37-11-45-11-6 0-9 6-9 10h-6l-9-60h7c5 13 20 49 59 49 22 0 34-16 34-31 0-16-5-26-47-50-26-15-44-27-44-55 0-32 25-48 52-48 17 0 32 10 39 10 8 0 9-7 10-10h6z">
          <text:p/>
        </draw:path>
        <draw:path draw:style-name="gr19" draw:text-style-name="P6" draw:layer="layout" svg:width="0.114cm" svg:height="0.132cm" svg:x="5.205cm" svg:y="7.342cm" svg:viewBox="0 0 115 133" svg:d="M70 54c-42 14-45 30-45 40 0 13 8 23 18 23 7 0 15-5 18-6 9-4 9-8 9-16zM115 119c-12 14-21 14-26 14s-17 0-18-21c-11 10-26 21-41 21s-30-10-30-30c0-28 24-38 70-56v-17c0-20-13-23-21-23-10 0-20 5-20 13 0 5 1 9 1 11 0 6-5 13-13 13s-12-8-12-13c0-11 14-31 46-31 42 0 42 28 42 45v55c0 8 0 17 9 17 6 0 10-3 13-6z">
          <text:p/>
        </draw:path>
        <draw:path draw:style-name="gr19" draw:text-style-name="P6" draw:layer="layout" svg:width="0.13cm" svg:height="0.127cm" svg:x="5.325cm" svg:y="7.345cm" svg:viewBox="0 0 131 128" svg:d="M57 72l-22 35c-2 2-6 8-6 11 1 5 7 5 11 5v5h-40v-5c7 0 11-1 20-14l32-47-26-41c-12-17-15-17-24-17v-4h58v4c-5 0-12 1-12 6 0 6 11 24 17 32 18-26 20-28 20-32 0-5-7-6-12-6v-4h45v4c-12 0-21 9-23 12l-23 35 36 56c11 16 18 16 23 16v5h-57v-5c9 0 11-1 11-7 0-4-3-8-4-9z">
          <text:p/>
        </draw:path>
        <draw:path draw:style-name="gr19" draw:text-style-name="P6" draw:layer="layout" svg:width="0.031cm" svg:height="0.032cm" svg:x="5.481cm" svg:y="7.443cm" svg:viewBox="0 0 32 33" svg:d="M0 18c0-11 7-18 15-18 10 0 17 8 17 18s-11 15-17 15-15-5-15-15z">
          <text:p/>
        </draw:path>
        <draw:path draw:style-name="gr19" draw:text-style-name="P6" draw:layer="layout" svg:width="0.192cm" svg:height="0.189cm" svg:x="4.729cm" svg:y="6.668cm" svg:viewBox="0 0 193 190" svg:d="M193 5c-14 1-18 5-27 26l-63 159h-4l-70-155c-11-26-16-30-29-30v-5h75v5c-16 1-22 1-22 10 0 5 6 16 12 32l43 95 41-105c1-1 5-13 5-19 0-12-9-13-20-13v-5h59z">
          <text:p/>
        </draw:path>
        <draw:path draw:style-name="gr19" draw:text-style-name="P6" draw:layer="layout" svg:width="0.067cm" svg:height="0.192cm" svg:x="4.933cm" svg:y="6.662cm" svg:viewBox="0 0 68 193" svg:d="M1 189c16-1 21-5 21-20v-136c0-12-1-17-12-17-4 0-6 0-10 1v-5c15-4 30-8 45-12h1v170c0 16 5 18 22 19v4h-67z">
          <text:p/>
        </draw:path>
        <draw:path draw:style-name="gr19" draw:text-style-name="P6" draw:layer="layout" svg:width="0.114cm" svg:height="0.132cm" svg:x="5.017cm" svg:y="6.725cm" svg:viewBox="0 0 115 133" svg:d="M71 54c-43 14-46 31-46 40v1c0 13 8 22 18 22 6 0 16-4 19-5 8-5 9-8 9-16zM115 119c-12 14-21 14-25 14-5 0-17 0-18-20-11 9-27 20-42 20-16 0-30-10-30-29 0-28 24-39 71-57v-17c0-21-13-24-22-24-10 0-20 5-20 14 0 4 1 9 1 11 0 6-5 12-13 12-9 0-12-8-12-12 0-11 13-31 46-31 43 0 43 28 43 45v56c0 8 0 16 8 16 6 0 10-3 13-5z">
          <text:p/>
        </draw:path>
        <draw:path draw:style-name="gr19" draw:text-style-name="P6" draw:layer="layout" svg:width="0.032cm" svg:height="0.031cm" svg:x="5.151cm" svg:y="6.826cm" svg:viewBox="0 0 33 32" svg:d="M0 17c0-10 7-17 17-17 8 0 16 7 16 17 0 11-10 15-16 15-7 0-17-4-17-15z">
          <text:p/>
        </draw:path>
        <draw:path draw:style-name="gr19" draw:text-style-name="P6" draw:layer="layout" svg:width="0.151cm" svg:height="0.187cm" svg:x="4.727cm" svg:y="6.05cm" svg:viewBox="0 0 152 188" svg:d="M126 122c-3-24-10-27-31-27l-41-1v62c0 21 5 25 25 27v5h-79v-5c22-3 25-7 25-30v-122c0-22-7-24-25-25v-6h151l1 41h-8c-4-26-12-30-43-30h-38c-7 0-9 1-9 10v62h41c23 0 28-6 31-27h6v66z">
          <text:p/>
        </draw:path>
        <draw:path draw:style-name="gr19" draw:text-style-name="P6" draw:layer="layout" svg:width="0.067cm" svg:height="0.193cm" svg:x="4.886cm" svg:y="6.044cm" svg:viewBox="0 0 68 194" svg:d="M1 190c17-1 22-5 22-21v-134c0-13-2-17-13-17-4 0-6 0-10 0v-4c15-4 30-8 46-14l1 1v169c0 17 5 19 21 20v4h-67z">
          <text:p/>
        </draw:path>
        <draw:path draw:style-name="gr19" draw:text-style-name="P6" draw:layer="layout" svg:width="0.032cm" svg:height="0.031cm" svg:x="4.979cm" svg:y="6.209cm" svg:viewBox="0 0 33 32" svg:d="M0 17c0-9 7-17 16-17 8 0 17 8 17 17 0 10-11 15-17 15s-16-4-16-15z">
          <text:p/>
        </draw:path>
        <draw:path draw:style-name="gr19" draw:text-style-name="P6" draw:layer="layout" svg:width="0.193cm" svg:height="0.186cm" svg:x="7.033cm" svg:y="10.484cm" svg:viewBox="0 0 194 187" svg:d="M0 182c24-1 25-7 25-28v-123c0-21-4-24-25-26v-5h78v5c-21 2-24 5-24 26v55h85v-55c0-21-4-24-25-26v-5h80v5c-22 2-25 5-25 26v126c0 18 3 24 25 25v5h-80v-5c24-1 25-7 25-28v-55h-85v58c0 18 2 24 24 25v5h-78z">
          <text:p/>
        </draw:path>
        <draw:path draw:style-name="gr19" draw:text-style-name="P6" draw:layer="layout" svg:width="0.132cm" svg:height="0.129cm" svg:x="7.236cm" svg:y="10.541cm" svg:viewBox="0 0 133 130" svg:d="M18 34c0-18-5-18-10-18-4 0-7 1-8 1v-5c13-3 26-8 39-12h2v23c14-13 24-23 41-23 14 0 34 7 34 42v66c0 13 3 17 17 18v4h-59v-4c10-1 18-2 18-23v-60c0-18-6-28-22-28-9 0-18 6-28 16v81c0 9 4 13 18 14v4h-59v-4c13-1 17-4 17-21z">
          <text:p/>
        </draw:path>
        <draw:path draw:style-name="gr19" draw:text-style-name="P6" draw:layer="layout" svg:width="0.032cm" svg:height="0.032cm" svg:x="7.392cm" svg:y="10.642cm" svg:viewBox="0 0 33 33" svg:d="M0 17c0-9 8-17 17-17 8 0 16 9 16 17 0 11-10 16-16 16s-17-5-17-16z">
          <text:p/>
        </draw:path>
        <draw:path draw:style-name="gr19" draw:text-style-name="P6" draw:layer="layout" svg:width="0.067cm" svg:height="0.192cm" svg:x="7.518cm" svg:y="10.478cm" svg:viewBox="0 0 68 193" svg:d="M32 0c9 0 15 6 15 14s-6 15-15 15c-10 0-14-9-14-15 0-5 4-14 14-14zM0 189c18-1 22-2 22-25v-66c0-16-5-17-9-17s-8 1-12 1v-4c15-5 29-10 45-15l1 1v100c0 19 2 24 21 25v4h-68z">
          <text:p/>
        </draw:path>
        <draw:path draw:style-name="gr19" draw:text-style-name="P6" draw:layer="layout" svg:width="0.132cm" svg:height="0.129cm" svg:x="7.597cm" svg:y="10.541cm" svg:viewBox="0 0 133 130" svg:d="M18 34c0-18-6-18-10-18s-7 1-8 1v-5c12-3 26-8 39-12h2v23c13-13 24-23 41-23 13 0 33 7 33 42v66c0 13 3 17 18 18v4h-60v-4c11-1 18-2 18-23v-60c0-18-5-28-22-28-8 0-17 6-28 16v81c0 9 4 13 19 14v4h-60v-4c13-1 18-4 18-21z">
          <text:p/>
        </draw:path>
        <draw:path draw:style-name="gr19" draw:text-style-name="P6" draw:layer="layout" svg:width="0.151cm" svg:height="0.186cm" svg:x="7.807cm" svg:y="10.484cm" svg:viewBox="0 0 152 187" svg:d="M126 122c-3-23-10-26-31-26l-42-1v62c0 21 6 24 27 25v5h-80v-5c21-1 25-5 25-28v-123c0-23-7-25-25-26v-5h151l1 41h-7c-5-26-12-31-43-31h-40c-7 0-9 2-9 10v64h42c23 0 29-6 31-27h7v65z">
          <text:p/>
        </draw:path>
        <draw:path draw:style-name="gr19" draw:text-style-name="P6" draw:layer="layout" svg:width="0.192cm" svg:height="0.19cm" svg:x="7.032cm" svg:y="12.341cm" svg:viewBox="0 0 193 191" svg:d="M193 5c-13 1-17 5-27 27l-62 159h-4l-70-156c-11-26-17-29-30-30v-5h75v5c-16 1-21 2-21 11 0 4 5 16 12 31l42 95 42-104c0-2 5-14 5-20 0-11-10-12-21-13v-5h59z">
          <text:p/>
        </draw:path>
        <draw:path draw:style-name="gr19" draw:text-style-name="P6" draw:layer="layout" svg:width="0.067cm" svg:height="0.193cm" svg:x="7.237cm" svg:y="12.335cm" svg:viewBox="0 0 68 194" svg:d="M0 190c17-2 22-5 22-21v-135c0-13-2-17-13-17-3 0-6 0-9 0v-4c15-4 30-8 46-13l1 1v169c0 16 5 19 21 20v4h-68z">
          <text:p/>
        </draw:path>
        <draw:path draw:style-name="gr19" draw:text-style-name="P6" draw:layer="layout" svg:width="0.031cm" svg:height="0.031cm" svg:x="7.33cm" svg:y="12.5cm" svg:viewBox="0 0 32 32" svg:d="M0 17c0-10 8-17 16-17 9 0 16 7 16 17s-10 15-16 15-16-5-16-15z">
          <text:p/>
        </draw:path>
        <draw:path draw:style-name="gr19" draw:text-style-name="P6" draw:layer="layout" svg:width="0.193cm" svg:height="0.187cm" svg:x="7.998cm" svg:y="7.285cm" svg:viewBox="0 0 194 188" svg:d="M0 182c24-1 25-7 25-28v-123c0-21-4-24-25-26v-5h78v5c-21 2-25 6-25 26v55h86v-55c0-21-4-24-25-26v-5h80v5c-22 2-25 6-25 26v126c0 19 3 24 25 25v6h-80v-6c24-1 25-7 25-28v-55h-86v58c0 19 3 24 25 25v6h-78z">
          <text:p/>
        </draw:path>
        <draw:path draw:style-name="gr19" draw:text-style-name="P6" draw:layer="layout" svg:width="0.132cm" svg:height="0.13cm" svg:x="8.201cm" svg:y="7.342cm" svg:viewBox="0 0 133 131" svg:d="M18 34c0-17-5-18-10-18-4 0-7 1-8 1v-4c13-4 26-8 39-13h2v23c15-13 25-23 42-23 13 0 33 8 33 42v66c0 13 3 17 17 18v5h-59v-5c11 0 18-2 18-23v-60c0-17-5-28-21-28-9 0-18 6-29 16v81c0 9 4 14 19 14v5h-61v-5c14 0 18-4 18-21z">
          <text:p/>
        </draw:path>
        <draw:path draw:style-name="gr19" draw:text-style-name="P6" draw:layer="layout" svg:width="0.031cm" svg:height="0.032cm" svg:x="8.357cm" svg:y="7.443cm" svg:viewBox="0 0 32 33" svg:d="M0 18c0-11 7-18 16-18 8 0 16 8 16 18s-10 15-16 15-16-5-16-15z">
          <text:p/>
        </draw:path>
        <draw:path draw:style-name="gr19" draw:text-style-name="P6" draw:layer="layout" svg:width="0.067cm" svg:height="0.193cm" svg:x="8.483cm" svg:y="7.279cm" svg:viewBox="0 0 68 194" svg:d="M32 0c8 0 14 6 14 14 0 9-6 15-14 15-11 0-14-9-14-15 0-5 4-14 14-14zM0 189c18 0 22-2 22-24v-67c0-16-5-16-10-16-4 0-7 0-11 1v-5c15-4 29-10 44-15l1 1v101c0 18 1 23 22 24v5h-68z">
          <text:p/>
        </draw:path>
        <draw:path draw:style-name="gr19" draw:text-style-name="P6" draw:layer="layout" svg:width="0.132cm" svg:height="0.13cm" svg:x="8.562cm" svg:y="7.342cm" svg:viewBox="0 0 133 131" svg:d="M18 34c0-17-6-18-10-18s-7 1-8 1v-4c12-4 25-8 38-13h2v23c14-13 25-23 42-23 14 0 34 8 34 42v66c0 13 3 17 17 18v5h-60v-5c12 0 19-2 19-23v-60c0-17-5-28-23-28-8 0-17 6-28 16v81c0 9 4 14 19 14v5h-60v-5c13 0 18-4 18-21z">
          <text:p/>
        </draw:path>
        <draw:path draw:style-name="gr19" draw:text-style-name="P6" draw:layer="layout" svg:width="0.151cm" svg:height="0.187cm" svg:x="8.772cm" svg:y="7.285cm" svg:viewBox="0 0 152 188" svg:d="M126 122c-3-23-10-26-31-26l-41-1v62c0 21 6 24 26 25v6h-80v-6c22-1 26-5 26-28v-123c0-23-7-24-26-26v-5h151l1 40h-7c-5-25-12-29-43-29h-39c-7 0-9 1-9 9v64h41c23 0 28-6 31-28h7v66z">
          <text:p/>
        </draw:path>
        <draw:path draw:style-name="gr19" draw:text-style-name="P6" draw:layer="layout" svg:width="0.185cm" svg:height="0.195cm" svg:x="8.002cm" svg:y="6.84cm" svg:viewBox="0 0 186 196" svg:d="M153 98c0-65-31-88-60-88-28 0-60 23-60 88 0 62 29 87 60 87 32 0 60-25 60-87zM0 99c0-66 47-99 93-99 47 0 93 33 93 99 0 60-42 97-93 97s-93-37-93-97z">
          <text:p/>
        </draw:path>
        <draw:path draw:style-name="gr19" draw:text-style-name="P6" draw:layer="layout" svg:width="0.131cm" svg:height="0.196cm" svg:x="8.197cm" svg:y="6.838cm" svg:viewBox="0 0 132 197" svg:d="M42 174c0 10 20 13 28 13 32 0 36-31 36-50 0-26-10-56-35-56-9 0-27 6-29 22zM19 31c0-8 0-14-13-14-1 0-4 0-6 0v-5c14-3 28-7 41-12l1 1v86h1c2-8 17-24 38-24 34 0 51 33 51 64 0 25-17 70-70 70-14 0-43-8-43-19z">
          <text:p/>
        </draw:path>
        <draw:path draw:style-name="gr19" draw:text-style-name="P6" draw:layer="layout" svg:width="0.031cm" svg:height="0.032cm" svg:x="8.357cm" svg:y="7.002cm" svg:viewBox="0 0 32 33" svg:d="M0 17c0-9 7-17 16-17 8 0 16 8 16 17 0 11-10 16-16 16s-16-5-16-16z">
          <text:p/>
        </draw:path>
        <draw:path draw:style-name="gr19" draw:text-style-name="P6" draw:layer="layout" svg:width="0.192cm" svg:height="0.19cm" svg:x="7.997cm" svg:y="6.05cm" svg:viewBox="0 0 193 191" svg:d="M193 6c-13 0-17 4-26 26l-63 159h-5l-69-156c-12-26-17-29-30-29v-6h75v6c-16 0-21 1-21 10 0 4 5 16 12 30l42 97 42-105c0-2 5-14 5-19 0-12-10-13-21-13v-6h59z">
          <text:p/>
        </draw:path>
        <draw:path draw:style-name="gr19" draw:text-style-name="P6" draw:layer="layout" svg:width="0.067cm" svg:height="0.193cm" svg:x="8.202cm" svg:y="6.044cm" svg:viewBox="0 0 68 194" svg:d="M0 190c18-1 23-5 23-21v-134c0-13-2-17-13-17-3 0-7 0-10 0v-4c16-4 31-8 46-14l1 1v169c0 17 4 19 21 20v4h-68z">
          <text:p/>
        </draw:path>
        <draw:path draw:style-name="gr19" draw:text-style-name="P6" draw:layer="layout" svg:width="0.031cm" svg:height="0.031cm" svg:x="8.295cm" svg:y="6.209cm" svg:viewBox="0 0 32 32" svg:d="M0 17c0-9 7-17 15-17 9 0 17 8 17 17 0 10-11 15-17 15s-15-4-15-15z">
          <text:p/>
        </draw:path>
        <draw:path draw:style-name="gr19" draw:text-style-name="P6" draw:layer="layout" svg:width="0.162cm" svg:height="0.186cm" svg:x="10.072cm" svg:y="10.484cm" svg:viewBox="0 0 163 187" svg:d="M123 187h-83v-5c27-1 28-8 28-28v-142h-17c-31 0-38 5-45 37h-6l1-49h160l2 49h-7c-6-32-13-37-44-37h-16v145c0 19 4 24 27 25z">
          <text:p/>
        </draw:path>
        <draw:path draw:style-name="gr19" draw:text-style-name="P6" draw:layer="layout" svg:width="0.131cm" svg:height="0.191cm" svg:x="10.241cm" svg:y="10.541cm" svg:viewBox="0 0 132 192" svg:d="M44 106c0 6 13 18 29 18 9 0 35-5 35-54 0-7-2-52-36-52-10 0-26 7-28 18zM19 35c0-11 0-16-10-16-3 0-6 0-8 1v-5c13-4 27-9 40-15h3v22h1c6-7 19-22 40-22 25 0 47 24 47 61 0 33-20 72-59 72-12 0-20-3-29-12v44c0 18 5 22 25 22v5h-69v-5c18-2 19-7 19-20z">
          <text:p/>
        </draw:path>
        <draw:path draw:style-name="gr19" draw:text-style-name="P6" draw:layer="layout" svg:width="0.075cm" svg:height="0.166cm" svg:x="10.384cm" svg:y="10.507cm" svg:viewBox="0 0 76 167" svg:d="M69 47h-28v80c0 9 0 26 14 26 9 0 14-7 17-10l4 3c-7 12-20 21-33 21-14 0-26-7-26-36v-84h-16c0-1-1-2-1-2 0-4 7-6 14-13 10-11 14-17 25-32 2 0 2 2 2 4v34h28z">
          <text:p/>
        </draw:path>
        <draw:path draw:style-name="gr19" draw:text-style-name="P6" draw:layer="layout" svg:width="0.031cm" svg:height="0.032cm" svg:x="10.479cm" svg:y="10.642cm" svg:viewBox="0 0 32 33" svg:d="M0 17c0-9 7-17 16-17s16 9 16 17c0 11-10 16-16 16-7 0-16-5-16-16z">
          <text:p/>
        </draw:path>
        <draw:path draw:style-name="gr19" draw:text-style-name="P6" draw:layer="layout" svg:width="0.067cm" svg:height="0.192cm" svg:x="10.604cm" svg:y="10.478cm" svg:viewBox="0 0 68 193" svg:d="M32 0c8 0 15 6 15 14s-7 15-15 15c-10 0-14-9-14-15 0-5 4-14 14-14zM0 189c18-1 23-2 23-25v-66c0-16-6-17-10-17s-8 1-11 1v-4c14-5 29-10 43-15l1 1v100c0 19 2 24 22 25v4h-68z">
          <text:p/>
        </draw:path>
        <draw:path draw:style-name="gr19" draw:text-style-name="P6" draw:layer="layout" svg:width="0.132cm" svg:height="0.129cm" svg:x="10.683cm" svg:y="10.541cm" svg:viewBox="0 0 133 130" svg:d="M18 34c0-18-5-18-10-18-4 0-7 1-8 1v-5c13-3 26-8 39-12h2v23c14-13 24-23 42-23 13 0 33 7 33 42v66c0 13 3 17 17 18v4h-60v-4c12-1 19-2 19-23v-60c0-18-5-28-22-28-9 0-18 6-28 16v81c0 9 4 13 18 14v4h-60v-4c14-1 18-4 18-21z">
          <text:p/>
        </draw:path>
        <draw:path draw:style-name="gr19" draw:text-style-name="P6" draw:layer="layout" svg:width="0.162cm" svg:height="0.186cm" svg:x="10.895cm" svg:y="10.484cm" svg:viewBox="0 0 163 187" svg:d="M57 165c0 11 5 12 21 12 19 0 53-3 53-40 0-23-14-33-29-37-9-3-18-4-45-4zM57 85l26-1c8 0 42 0 42-34 0-35-29-40-49-40-6 0-10 0-13 0-6 0-6 4-6 9zM0 0h80c24 0 74 4 74 48 0 32-25 38-38 41v1c25 5 47 18 47 48 0 11-5 49-68 49h-95v-5c23 0 27-5 27-25v-126c0-21-4-25-27-26z">
          <text:p/>
        </draw:path>
        <draw:path draw:style-name="gr19" draw:text-style-name="P6" draw:layer="layout" svg:width="0.078cm" svg:height="0.209cm" svg:x="11.095cm" svg:y="10.461cm" svg:viewBox="0 0 79 210" svg:d="M16 143l-3 58 17-17c0 0 35-39 19-56-12-13-27 3-33 15zM0 0h21l-5 131c14-18 39-33 57-13 23 27-23 58-47 79-5 4-11 11-13 13h-5z">
          <text:p/>
        </draw:path>
        <draw:path draw:style-name="gr19" draw:text-style-name="P6" draw:layer="layout" svg:width="0.192cm" svg:height="0.19cm" svg:x="10.071cm" svg:y="12.341cm" svg:viewBox="0 0 193 191" svg:d="M193 5c-13 1-17 5-25 27l-63 159h-4l-70-156c-11-26-16-29-31-30v-5h76v5c-15 1-21 2-21 11 0 4 5 16 12 31l42 95 42-104c0-2 5-14 5-20 0-11-10-12-20-13v-5h57z">
          <text:p/>
        </draw:path>
        <draw:path draw:style-name="gr19" draw:text-style-name="P6" draw:layer="layout" svg:width="0.109cm" svg:height="0.133cm" svg:x="10.278cm" svg:y="12.398cm" svg:viewBox="0 0 110 134" svg:d="M110 89c-15 33-34 45-57 45-22 0-53-19-53-64 0-47 33-70 64-70 10 0 23 4 30 9 8 6 12 14 12 20s-5 11-13 12c-7 1-12-7-14-13l-2-6c-2-9-3-14-18-14-11 0-38 9-38 50 0 34 21 55 45 55 20 0 30-12 40-26z">
          <text:p/>
        </draw:path>
        <draw:path draw:style-name="gr19" draw:text-style-name="P6" draw:layer="layout" svg:width="0.031cm" svg:height="0.031cm" svg:x="10.416cm" svg:y="12.5cm" svg:viewBox="0 0 32 32" svg:d="M0 17c0-10 7-17 15-17 10 0 17 7 17 17s-10 15-17 15c-6 0-15-5-15-15z">
          <text:p/>
        </draw:path>
        <draw:path draw:style-name="gr19" draw:text-style-name="P6" draw:layer="layout" svg:width="0.192cm" svg:height="0.19cm" svg:x="11.036cm" svg:y="7.285cm" svg:viewBox="0 0 193 191" svg:d="M193 5c-13 1-17 5-26 27l-62 159h-4l-70-156c-11-26-16-29-31-30v-5h76v5c-16 1-21 2-21 11 0 4 5 16 12 30l42 95 42-103c0-2 5-14 5-20 0-11-10-12-20-13v-5h57z">
          <text:p/>
        </draw:path>
        <draw:path draw:style-name="gr19" draw:text-style-name="P6" draw:layer="layout" svg:width="0.109cm" svg:height="0.132cm" svg:x="11.243cm" svg:y="7.342cm" svg:viewBox="0 0 110 133" svg:d="M110 88c-16 33-34 45-57 45s-53-19-53-63c0-47 32-70 64-70 10 0 23 4 30 9 8 6 12 14 12 19 0 7-5 12-13 13-8 0-12-7-14-13l-2-6c-2-9-3-14-18-14-11 0-38 9-38 50 0 33 21 54 44 54 21 0 31-12 41-26z">
          <text:p/>
        </draw:path>
        <draw:path draw:style-name="gr19" draw:text-style-name="P6" draw:layer="layout" svg:width="0.031cm" svg:height="0.032cm" svg:x="11.381cm" svg:y="7.443cm" svg:viewBox="0 0 32 33" svg:d="M0 18c0-11 7-18 16-18s16 8 16 18-10 15-16 15c-7 0-16-5-16-15z">
          <text:p/>
        </draw:path>
        <draw:path draw:style-name="gr19" draw:text-style-name="P6" draw:layer="layout" svg:width="0.162cm" svg:height="0.186cm" svg:x="11.037cm" svg:y="6.668cm" svg:viewBox="0 0 163 187" svg:d="M123 187h-83v-5c27-1 27-8 27-29v-142h-16c-31 0-38 6-45 36h-6l1-47h160l2 47h-7c-6-31-14-36-45-36h-15v146c0 19 4 24 27 25z">
          <text:p/>
        </draw:path>
        <draw:path draw:style-name="gr19" draw:text-style-name="P6" draw:layer="layout" svg:width="0.131cm" svg:height="0.19cm" svg:x="11.206cm" svg:y="6.725cm" svg:viewBox="0 0 132 191" svg:d="M43 105c0 7 13 19 29 19 9 0 34-5 34-54 0-7-1-54-35-54-10 0-26 9-28 20zM19 35c0-11-1-17-10-17-3 0-6 0-8 0v-4c13-4 27-9 40-14h2v22h1c5-9 18-22 40-22 25 0 48 24 48 61 0 33-21 72-60 72-12 0-20-3-29-12v44c0 18 5 21 25 21v5h-68v-4c18-2 19-8 19-20z">
          <text:p/>
        </draw:path>
        <draw:path draw:style-name="gr19" draw:text-style-name="P6" draw:layer="layout" svg:width="0.075cm" svg:height="0.166cm" svg:x="11.349cm" svg:y="6.691cm" svg:viewBox="0 0 76 167" svg:d="M69 46h-28v81c0 9 0 25 14 25 9 0 14-6 17-9l4 3c-7 12-20 21-33 21-14 0-26-7-26-36v-85h-16c0 0-1-1-1-2 0-3 6-5 12-11 12-12 16-18 27-33 2 0 2 1 2 4v33h28z">
          <text:p/>
        </draw:path>
        <draw:path draw:style-name="gr19" draw:text-style-name="P6" draw:layer="layout" svg:width="0.032cm" svg:height="0.031cm" svg:x="11.443cm" svg:y="6.826cm" svg:viewBox="0 0 33 32" svg:d="M0 17c0-10 8-17 17-17 8 0 16 7 16 17 0 11-10 15-16 15-7 0-17-4-17-15z">
          <text:p/>
        </draw:path>
        <draw:path draw:style-name="gr19" draw:text-style-name="P6" draw:layer="layout" svg:width="0.067cm" svg:height="0.192cm" svg:x="11.569cm" svg:y="6.662cm" svg:viewBox="0 0 68 193" svg:d="M33 0c8 0 15 6 15 14s-7 14-15 14c-10 0-14-9-14-14s4-14 14-14zM0 189c19-1 24-2 24-24v-67c0-17-6-17-11-17-4 0-8 1-12 1v-4c16-5 30-10 45-15h1v102c0 18 2 23 21 24v4h-68z">
          <text:p/>
        </draw:path>
        <draw:path draw:style-name="gr19" draw:text-style-name="P6" draw:layer="layout" svg:width="0.132cm" svg:height="0.129cm" svg:x="11.648cm" svg:y="6.725cm" svg:viewBox="0 0 133 130" svg:d="M18 34c0-18-6-18-10-18s-7 0-8 1v-5c12-3 26-8 40-12h2v22c13-13 24-22 41-22 13 0 33 7 33 42v65c0 14 3 18 17 19v4h-59v-4c11-1 18-2 18-24v-60c0-17-5-27-22-27-8 0-17 6-28 16v80c0 10 4 14 19 15v4h-61v-4c14-1 18-4 18-21z">
          <text:p/>
        </draw:path>
        <draw:path draw:style-name="gr19" draw:text-style-name="P6" draw:layer="layout" svg:width="0.162cm" svg:height="0.186cm" svg:x="11.86cm" svg:y="6.668cm" svg:viewBox="0 0 163 187" svg:d="M56 165c0 11 6 12 22 12 19 0 53-3 53-41 0-24-14-33-29-37-9-3-18-5-46-5zM56 83h27c8 0 42-1 42-34 0-34-30-39-50-39-6 0-9 0-12 0-6 0-7 4-7 8zM0 0h80c24 0 74 3 74 47 0 32-25 38-38 41 25 5 47 19 47 50 0 10-6 49-68 49h-95v-5c23-1 27-5 27-25v-127c0-21-4-24-27-25z">
          <text:p/>
        </draw:path>
        <draw:path draw:style-name="gr19" draw:text-style-name="P6" draw:layer="layout" svg:width="0.078cm" svg:height="0.209cm" svg:x="12.06cm" svg:y="6.645cm" svg:viewBox="0 0 79 210" svg:d="M16 143l-3 58 17-18c0 0 33-38 18-55-13-15-26 3-32 15zM0 0h21l-5 131c14-19 38-35 57-13 23 27-24 58-47 78-6 5-11 12-13 14h-6z">
          <text:p/>
        </draw:path>
        <draw:path draw:style-name="gr19" draw:text-style-name="P6" draw:layer="layout" svg:width="0.17cm" svg:height="0.195cm" svg:x="11.04cm" svg:y="6.046cm" svg:viewBox="0 0 171 196" svg:d="M161 64c-7-30-27-52-62-52-15 0-31 5-43 17-11 10-24 28-24 70 0 60 34 84 70 84 35 0 55-20 64-28l5 5c0 1-24 36-77 36-46 0-94-27-94-97 0-65 47-99 97-99 25 0 43 10 49 10 2 0 11 0 13-10h6l3 64z">
          <text:p/>
        </draw:path>
        <draw:path draw:style-name="gr19" draw:text-style-name="P6" draw:layer="layout" svg:width="0.067cm" svg:height="0.193cm" svg:x="11.225cm" svg:y="6.044cm" svg:viewBox="0 0 68 194" svg:d="M1 190c17-1 22-5 22-21v-134c0-13-2-17-13-17-4 0-6 0-10 0v-4c15-4 30-8 45-14l1 1v169c0 17 5 19 22 20v4h-67z">
          <text:p/>
        </draw:path>
        <draw:path draw:style-name="gr19" draw:text-style-name="P6" draw:layer="layout" svg:width="0.114cm" svg:height="0.133cm" svg:x="11.309cm" svg:y="6.107cm" svg:viewBox="0 0 115 134" svg:d="M71 55c-43 14-46 30-46 40 0 14 8 22 19 22 7 0 15-3 18-5 9-4 9-7 9-16zM115 120c-12 13-20 14-25 14s-17-1-18-21c-11 9-26 21-42 21-15 0-30-11-30-30 0-28 24-37 71-55v-19c0-20-13-23-21-23-10 0-21 5-21 14 0 4 1 8 1 12 0 6-5 12-13 12s-12-8-12-13c0-12 13-32 47-32 42 0 42 28 42 46v55c0 8 0 17 8 17 6 0 10-3 13-6z">
          <text:p/>
        </draw:path>
        <draw:path draw:style-name="gr19" draw:text-style-name="P6" draw:layer="layout" svg:width="0.093cm" svg:height="0.13cm" svg:x="11.425cm" svg:y="6.107cm" svg:viewBox="0 0 94 131" svg:d="M20 37c0-18-5-18-10-18-4 0-7 0-9 1v-5c14-4 28-9 41-15l2 1v26c14-21 24-27 35-27 10 0 15 6 15 15 0 8-4 14-10 14-10 0-13-11-20-11-8 0-20 15-20 24v64c0 19 9 20 25 21v4h-69v-4c16-3 20-4 20-20z">
          <text:p/>
        </draw:path>
        <draw:path draw:style-name="gr19" draw:text-style-name="P6" draw:layer="layout" svg:width="0.032cm" svg:height="0.031cm" svg:x="11.537cm" svg:y="6.209cm" svg:viewBox="0 0 33 32" svg:d="M0 17c0-9 7-17 17-17 8 0 16 8 16 17 0 10-10 15-16 15-7 0-17-4-17-15z">
          <text:p/>
        </draw:path>
        <draw:path draw:style-name="gr19" draw:text-style-name="P6" draw:layer="layout" svg:width="0.067cm" svg:height="0.193cm" svg:x="11.663cm" svg:y="6.044cm" svg:viewBox="0 0 68 194" svg:d="M32 0c8 0 15 8 15 16s-7 14-15 14c-10 0-14-9-14-14 0-6 4-16 14-16zM0 190c18-1 23-3 23-25v-65c0-17-6-17-10-17s-8 0-12 1v-4c15-5 30-10 44-16l1 1v100c0 19 2 24 22 25v4h-68z">
          <text:p/>
        </draw:path>
        <draw:path draw:style-name="gr19" draw:text-style-name="P6" draw:layer="layout" svg:width="0.132cm" svg:height="0.13cm" svg:x="11.742cm" svg:y="6.107cm" svg:viewBox="0 0 133 131" svg:d="M18 36c0-19-6-19-10-19s-7 0-8 1v-5c12-4 26-8 39-13l2 1v23c14-14 24-24 42-24 13 0 33 8 33 43v65c0 13 3 18 17 19v4h-59v-4c11-1 18-3 18-24v-59c0-17-5-28-23-28-8 0-17 6-27 17v79c0 9 3 14 18 15v4h-60v-4c14-1 18-5 18-21z">
          <text:p/>
        </draw:path>
        <draw:path draw:style-name="gr19" draw:text-style-name="P6" draw:layer="layout" svg:width="0.162cm" svg:height="0.187cm" svg:x="11.954cm" svg:y="6.05cm" svg:viewBox="0 0 163 188" svg:d="M56 165c0 10 5 11 21 11 19 0 54-2 54-40 0-23-14-32-30-37-9-3-18-4-45-4zM56 84h26c8 0 43-1 43-34 0-34-30-39-50-39-6 0-10 0-13 0-6 0-6 4-6 8zM0 0h79c24 0 75 4 75 48 0 31-25 37-38 40v1c25 5 47 19 47 48 0 11-5 51-69 51h-94v-5c23-2 27-7 27-27v-125c0-21-4-24-27-25z">
          <text:p/>
        </draw:path>
        <draw:path draw:style-name="gr19" draw:text-style-name="P6" draw:layer="layout" svg:width="0.078cm" svg:height="0.209cm" svg:x="12.137cm" svg:y="6.079cm" svg:viewBox="0 0 79 210" svg:d="M16 143l-3 57 17-17c0 0 34-39 18-55-12-14-26 3-32 15zM0 0h21l-5 131c14-18 38-34 57-13 23 27-24 58-47 78-6 5-11 12-13 14h-6z">
          <text:p/>
        </draw:path>
        <draw:path draw:style-name="gr19" draw:text-style-name="P6" draw:layer="layout" svg:width="0.162cm" svg:height="0.186cm" svg:x="13.298cm" svg:y="10.484cm" svg:viewBox="0 0 163 187" svg:d="M124 187h-84v-5c26-1 28-8 28-28v-142h-17c-31 0-38 5-44 37h-7l1-49h161l1 49h-6c-6-32-14-37-45-37h-16v145c0 19 4 24 28 25z">
          <text:p/>
        </draw:path>
        <draw:path draw:style-name="gr19" draw:text-style-name="P6" draw:layer="layout" svg:width="0.093cm" svg:height="0.129cm" svg:x="13.467cm" svg:y="10.541cm" svg:viewBox="0 0 94 130" svg:d="M20 35c0-16-5-17-10-17-4 0-7 1-10 1v-4c14-5 28-10 42-15h2v25c13-20 24-25 35-25 9 0 15 6 15 15 0 7-4 12-11 12-10 0-12-10-20-10-7 0-19 15-19 24v64c0 20 9 21 25 21v4h-69v-4c15-3 20-3 20-19z">
          <text:p/>
        </draw:path>
        <draw:path draw:style-name="gr19" draw:text-style-name="P6" draw:layer="layout" svg:width="0.131cm" svg:height="0.195cm" svg:x="13.56cm" svg:y="10.478cm" svg:viewBox="0 0 132 196" svg:d="M43 174c0 10 20 13 27 13 32 0 37-32 37-51 0-26-10-56-36-56-9 0-27 6-28 22zM19 31c0-9 0-15-12-15-2 0-5 0-7 1v-5c14-3 28-7 41-12h2v86c2-7 17-23 38-23 34 0 51 32 51 62 0 27-17 71-69 71-14 0-44-7-44-18z">
          <text:p/>
        </draw:path>
        <draw:path draw:style-name="gr19" draw:text-style-name="P6" draw:layer="layout" svg:width="0.032cm" svg:height="0.032cm" svg:x="13.72cm" svg:y="10.642cm" svg:viewBox="0 0 33 33" svg:d="M0 17c0-9 7-17 16-17 8 0 17 9 17 17 0 11-11 16-17 16s-16-5-16-16z">
          <text:p/>
        </draw:path>
        <draw:path draw:style-name="gr19" draw:text-style-name="P6" draw:layer="layout" svg:width="0.188cm" svg:height="0.187cm" svg:x="13.298cm" svg:y="12.341cm" svg:viewBox="0 0 189 188" svg:d="M53 166c0 9 4 11 17 11 18 0 88 0 88-82 0-23-6-46-27-64-13-13-29-20-65-20-13 0-13 5-13 11zM0 182c21-1 24-5 24-25v-125c0-22-3-25-24-27v-5h76c67 0 113 32 113 95 0 38-22 93-109 93h-80z">
          <text:p/>
        </draw:path>
        <draw:path draw:style-name="gr19" draw:text-style-name="P6" draw:layer="layout" svg:width="0.031cm" svg:height="0.031cm" svg:x="13.517cm" svg:y="12.5cm" svg:viewBox="0 0 32 32" svg:d="M0 17c0-10 7-17 16-17s16 7 16 17-10 15-16 15c-7 0-16-5-16-15z">
          <text:p/>
        </draw:path>
        <draw:path draw:style-name="gr19" draw:text-style-name="P6" draw:layer="layout" svg:width="0.163cm" svg:height="0.187cm" svg:x="13.572cm" svg:y="12.341cm" svg:viewBox="0 0 164 188" svg:d="M56 166c0 10 5 11 21 11 19 0 54-2 54-40 0-23-15-32-29-37-10-3-19-4-46-4zM56 85h27c8 0 42-1 42-35s-30-39-50-39c-6 0-10 0-13 0-5 0-6 4-6 8zM0 0h79c25 0 75 4 75 49 0 31-25 37-39 40v1c26 5 49 19 49 48 0 11-6 50-70 50h-94v-6c24 0 27-5 27-25v-125c0-22-4-25-27-27z">
          <text:p/>
        </draw:path>
        <draw:path draw:style-name="gr19" draw:text-style-name="P6" draw:layer="layout" svg:width="0.032cm" svg:height="0.031cm" svg:x="13.775cm" svg:y="12.5cm" svg:viewBox="0 0 33 32" svg:d="M0 17c0-10 8-17 17-17 8 0 16 7 16 17s-10 15-16 15-17-5-17-15z">
          <text:p/>
        </draw:path>
        <draw:path draw:style-name="gr19" draw:text-style-name="P6" draw:layer="layout" svg:width="0.189cm" svg:height="0.187cm" svg:x="14.262cm" svg:y="7.285cm" svg:viewBox="0 0 190 188" svg:d="M54 166c0 9 3 11 17 11 18 0 88 0 88-82 0-24-6-47-26-65-14-12-30-20-66-20-13 0-13 6-13 11zM0 182c22-1 25-5 25-25v-126c0-21-3-24-25-26v-5h77c68 0 113 31 113 95 0 37-22 93-109 93h-81z">
          <text:p/>
        </draw:path>
        <draw:path draw:style-name="gr19" draw:text-style-name="P6" draw:layer="layout" svg:width="0.032cm" svg:height="0.032cm" svg:x="14.481cm" svg:y="7.443cm" svg:viewBox="0 0 33 33" svg:d="M0 18c0-11 7-18 17-18 8 0 16 8 16 18s-10 15-16 15c-7 0-17-5-17-15z">
          <text:p/>
        </draw:path>
        <draw:path draw:style-name="gr19" draw:text-style-name="P6" draw:layer="layout" svg:width="0.162cm" svg:height="0.187cm" svg:x="14.537cm" svg:y="7.285cm" svg:viewBox="0 0 163 188" svg:d="M56 166c0 10 5 11 21 11 19 0 54-2 54-40 0-23-15-33-29-37-10-3-19-4-46-4zM56 85l27-1c8 0 42 0 42-35 0-33-30-39-50-39-6 0-10 1-13 1-6 0-6 4-6 8zM0 0h79c25 0 75 4 75 48 0 32-25 38-39 41v1c26 5 48 18 48 48 0 11-5 50-69 50h-94v-6c24 0 27-5 27-25v-126c0-21-4-25-27-26z">
          <text:p/>
        </draw:path>
        <draw:path draw:style-name="gr19" draw:text-style-name="P6" draw:layer="layout" svg:width="0.031cm" svg:height="0.032cm" svg:x="14.74cm" svg:y="7.443cm" svg:viewBox="0 0 32 33" svg:d="M0 18c0-11 8-18 17-18 8 0 15 8 15 18s-9 15-15 15-17-5-17-15z">
          <text:p/>
        </draw:path>
        <draw:path draw:style-name="gr19" draw:text-style-name="P6" draw:layer="layout" svg:width="0.162cm" svg:height="0.187cm" svg:x="14.263cm" svg:y="6.844cm" svg:viewBox="0 0 163 188" svg:d="M56 166c0 10 5 11 22 11 19 0 53-2 53-40 0-24-14-34-29-38-9-3-18-4-46-4zM56 84l27-1c8 0 42 0 42-34 0-33-30-39-50-39-6 0-10 1-13 1-6 0-6 4-6 8zM0 0h80c24 0 74 4 74 48 0 31-25 37-38 40v1c25 5 47 18 47 49 0 11-6 50-68 50h-95v-6c23 0 27-5 27-25v-126c0-21-4-25-27-26z">
          <text:p/>
        </draw:path>
        <draw:path draw:style-name="gr19" draw:text-style-name="P6" draw:layer="layout" svg:width="0.083cm" svg:height="0.132cm" svg:x="14.461cm" svg:y="6.901cm" svg:viewBox="0 0 84 133" svg:d="M71 42c-6-30-19-36-32-36-15 0-22 11-22 19 0 6 2 15 13 21l31 18c13 8 23 16 23 33 0 25-23 36-41 36-12 0-25-5-33-5-4 0-5 1-7 4h-3v-44h4c4 15 9 39 38 39 9 0 23-4 23-20 0-9-6-16-15-21l-16-9c-19-10-34-21-34-42 0-16 12-35 40-35 12 0 21 6 26 6 2 0 4-2 5-4h3l1 40z">
          <text:p/>
        </draw:path>
        <draw:path draw:style-name="gr19" draw:text-style-name="P6" draw:layer="layout" svg:width="0.133cm" svg:height="0.131cm" svg:x="14.56cm" svg:y="6.901cm" svg:viewBox="0 0 134 132" svg:d="M18 35c0-17-5-18-9-18s-7 1-9 1v-4c13-4 27-8 40-14h2v24c14-13 25-24 42-24 12 0 33 9 33 43v65c0 13 3 17 17 18v6h-59v-6c10 0 18-2 18-23v-59c0-17-5-28-22-28-8 0-17 6-28 16v80c0 9 4 14 19 14v6h-61v-6c13 0 17-4 17-21z">
          <text:p/>
        </draw:path>
        <draw:path draw:style-name="gr19" draw:text-style-name="P6" draw:layer="layout" svg:width="0.031cm" svg:height="0.032cm" svg:x="14.717cm" svg:y="7.002cm" svg:viewBox="0 0 32 33" svg:d="M0 17c0-9 7-17 15-17 10 0 17 8 17 17 0 11-11 16-17 16s-15-5-15-16z">
          <text:p/>
        </draw:path>
        <draw:path draw:style-name="gr19" draw:text-style-name="P6" draw:layer="layout" svg:width="0.162cm" svg:height="0.187cm" svg:x="14.263cm" svg:y="6.05cm" svg:viewBox="0 0 163 188" svg:d="M123 188h-83v-5c26-3 27-9 27-30v-141h-16c-31 0-38 5-45 36h-6l1-48h160l2 48h-7c-6-31-13-36-44-36h-16v144c0 19 4 25 27 27z">
          <text:p/>
        </draw:path>
        <draw:path draw:style-name="gr19" draw:text-style-name="P6" draw:layer="layout" svg:width="0.093cm" svg:height="0.13cm" svg:x="14.432cm" svg:y="6.107cm" svg:viewBox="0 0 94 131" svg:d="M20 37c0-18-6-18-10-18s-7 0-10 1v-5c14-4 28-9 43-15l1 1v26h1c13-21 23-27 34-27 9 0 15 6 15 15 0 8-4 14-11 14-10 0-13-11-19-11-7 0-20 15-20 24v64c0 19 10 20 24 21v4h-68v-4c15-3 20-4 20-20z">
          <text:p/>
        </draw:path>
        <draw:path draw:style-name="gr19" draw:text-style-name="P6" draw:layer="layout" svg:width="0.131cm" svg:height="0.196cm" svg:x="14.525cm" svg:y="6.044cm" svg:viewBox="0 0 132 197" svg:d="M42 174c0 10 20 14 28 14 33 0 37-32 37-51 0-26-10-56-36-56-9 0-27 5-29 22zM19 31c0-8 0-14-13-14-1 0-4 0-6 0v-4c14-4 28-8 41-13l1 1v85h1c2-6 17-23 38-23 35 0 51 33 51 64 0 25-16 70-70 70-14 0-43-8-43-18z">
          <text:p/>
        </draw:path>
        <draw:path draw:style-name="gr19" draw:text-style-name="P6" draw:layer="layout" svg:width="0.031cm" svg:height="0.031cm" svg:x="14.685cm" svg:y="6.209cm" svg:viewBox="0 0 32 32" svg:d="M0 17c0-9 7-17 16-17 8 0 16 8 16 17 0 10-10 15-16 15s-16-4-16-15z">
          <text:p/>
        </draw:path>
        <draw:path draw:style-name="gr19" draw:text-style-name="P6" draw:layer="layout" svg:width="0.193cm" svg:height="0.186cm" svg:x="16.136cm" svg:y="10.484cm" svg:viewBox="0 0 194 187" svg:d="M0 182c24-1 25-7 25-28v-123c0-21-4-24-25-26v-5h79v5c-22 2-25 5-25 26v55h87v-55c0-21-4-24-25-26v-5h78v5c-21 2-25 5-25 26v126c0 18 3 24 25 25v5h-78v-5c23-1 25-7 25-28v-55h-87v58c0 18 3 24 25 25v5h-79z">
          <text:p/>
        </draw:path>
        <draw:path draw:style-name="gr19" draw:text-style-name="P6" draw:layer="layout" svg:width="0.133cm" svg:height="0.129cm" svg:x="16.339cm" svg:y="10.541cm" svg:viewBox="0 0 134 130" svg:d="M18 34c0-18-5-18-9-18s-7 1-9 1v-5c13-3 26-8 39-12h2v23c14-13 25-23 41-23 14 0 34 7 34 42v66c0 13 4 17 18 18v4h-60v-4c10-1 18-2 18-23v-60c0-18-5-28-22-28-8 0-17 6-28 16v81c0 9 4 13 19 14v4h-60v-4c13-1 17-4 17-21z">
          <text:p/>
        </draw:path>
        <draw:path draw:style-name="gr19" draw:text-style-name="P6" draw:layer="layout" svg:width="0.031cm" svg:height="0.032cm" svg:x="16.496cm" svg:y="10.642cm" svg:viewBox="0 0 32 33" svg:d="M0 17c0-9 7-17 16-17s16 9 16 17c0 11-10 16-16 16-7 0-16-5-16-16z">
          <text:p/>
        </draw:path>
        <draw:path draw:style-name="gr19" draw:text-style-name="P6" draw:layer="layout" svg:width="0.066cm" svg:height="0.192cm" svg:x="16.622cm" svg:y="10.478cm" svg:viewBox="0 0 67 193" svg:d="M31 0c9 0 16 6 16 14s-7 15-16 15c-10 0-14-9-14-15 0-5 4-14 14-14zM0 189c17-1 22-2 22-25v-66c0-16-5-17-10-17-4 0-8 1-11 1v-4c14-5 29-10 44-15l2 1v100c0 19 1 24 20 25v4h-67z">
          <text:p/>
        </draw:path>
        <draw:path draw:style-name="gr19" draw:text-style-name="P6" draw:layer="layout" svg:width="0.132cm" svg:height="0.129cm" svg:x="16.7cm" svg:y="10.541cm" svg:viewBox="0 0 133 130" svg:d="M18 34c0-18-5-18-10-18-4 0-7 1-8 1v-5c13-3 26-8 39-12h2v23c14-13 24-23 41-23 13 0 33 7 33 42v66c0 13 4 17 18 18v4h-59v-4c10-1 17-2 17-23v-60c0-18-5-28-21-28-9 0-17 6-28 16v81c0 9 4 13 18 14v4h-59v-4c13-1 17-4 17-21z">
          <text:p/>
        </draw:path>
        <draw:path draw:style-name="gr19" draw:text-style-name="P6" draw:layer="layout" svg:width="0.15cm" svg:height="0.186cm" svg:x="16.911cm" svg:y="10.484cm" svg:viewBox="0 0 151 187" svg:d="M126 122c-3-23-10-26-32-26l-41-1v62c0 21 6 24 26 25v5h-79v-5c21-1 24-5 24-28v-123c0-23-7-25-24-26v-5h150l1 41h-7c-4-26-11-31-44-31h-38c-7 0-9 2-9 10v64h41c24 0 29-6 32-27h6v65z">
          <text:p/>
        </draw:path>
        <draw:path draw:style-name="gr19" draw:text-style-name="P6" draw:layer="layout" svg:width="0.162cm" svg:height="0.187cm" svg:x="16.136cm" svg:y="12.341cm" svg:viewBox="0 0 163 188" svg:d="M123 188h-83v-6c26-1 27-7 27-28v-142h-15c-31 0-39 5-45 37h-7l2-49h160l1 49h-6c-6-32-15-37-46-37h-15v145c0 19 3 25 27 25z">
          <text:p/>
        </draw:path>
        <draw:path draw:style-name="gr19" draw:text-style-name="P6" draw:layer="layout" svg:width="0.133cm" svg:height="0.13cm" svg:x="16.306cm" svg:y="12.401cm" svg:viewBox="0 0 134 131" svg:d="M134 118c-17 4-27 8-41 12v-24l-12 13c-11 11-25 12-30 12-11 0-33-7-33-37v-72c0-17-9-18-18-18v-4h41v93c0 4 3 21 21 21 9 0 17-4 25-10 3-2 5-5 5-14v-68c0-11-2-17-21-17v-5h44v98c0 10 1 16 19 16z">
          <text:p/>
        </draw:path>
        <draw:path draw:style-name="gr19" draw:text-style-name="P6" draw:layer="layout" svg:width="0.131cm" svg:height="0.196cm" svg:x="16.446cm" svg:y="12.335cm" svg:viewBox="0 0 132 197" svg:d="M42 174c0 10 20 14 27 14 32 0 37-32 37-51 0-26-10-55-36-55-9 0-27 5-28 21zM18 31c0-8 0-14-12-14-2 0-5 0-6 0v-4c13-4 27-8 40-13l2 1v86c2-7 17-23 38-23 35 0 52 33 52 63 0 25-18 70-70 70-14 0-44-8-44-18z">
          <text:p/>
        </draw:path>
        <draw:path draw:style-name="gr19" draw:text-style-name="P6" draw:layer="layout" svg:width="0.114cm" svg:height="0.133cm" svg:x="16.596cm" svg:y="12.398cm" svg:viewBox="0 0 115 134" svg:d="M71 54c-43 14-46 31-46 41 0 14 8 22 19 22 6 0 15-3 17-5 9-4 10-7 10-16zM115 120c-12 13-21 14-26 14s-17-1-18-21c-10 9-25 21-41 21-15 0-30-11-30-30 0-29 25-38 71-57v-17c0-20-14-23-22-23-9 0-20 5-20 14 0 4 1 8 1 11 0 6-5 12-12 12-9 0-12-8-12-13 0-11 13-31 46-31 42 0 42 28 42 45v56c0 8 0 17 8 17 7 0 10-3 13-6z">
          <text:p/>
        </draw:path>
        <draw:path draw:style-name="gr19" draw:text-style-name="P6" draw:layer="layout" svg:width="0.162cm" svg:height="0.187cm" svg:x="17.101cm" svg:y="7.285cm" svg:viewBox="0 0 163 188" svg:d="M123 188h-83v-6c26-1 27-7 27-28v-142h-16c-31 0-38 5-44 36h-7l1-48h161l1 48h-7c-6-31-14-36-45-36h-16v145c0 19 4 24 28 25z">
          <text:p/>
        </draw:path>
        <draw:path draw:style-name="gr19" draw:text-style-name="P6" draw:layer="layout" svg:width="0.133cm" svg:height="0.129cm" svg:x="17.271cm" svg:y="7.345cm" svg:viewBox="0 0 134 130" svg:d="M134 117c-16 4-26 8-40 13v-24l-13 12c-11 11-25 12-30 12-12 0-34-6-34-36v-72c0-17-9-18-17-18v-4h41v93c0 4 3 21 21 21 9 0 17-4 26-10 2-2 4-5 4-14v-68c0-11-1-17-21-17v-5h45v97c0 11 1 17 18 17z">
          <text:p/>
        </draw:path>
        <draw:path draw:style-name="gr19" draw:text-style-name="P6" draw:layer="layout" svg:width="0.132cm" svg:height="0.195cm" svg:x="17.41cm" svg:y="7.279cm" svg:viewBox="0 0 133 196" svg:d="M43 174c0 10 20 13 27 13 33 0 38-31 38-50 0-26-10-55-37-55-9 0-27 5-28 21zM19 31c0-8 0-14-12-14-2 0-5 0-7 0v-5c14-3 28-7 41-12l2 1v86c2-7 17-23 39-23 34 0 51 32 51 63 0 25-17 69-70 69-14 0-44-7-44-18z">
          <text:p/>
        </draw:path>
        <draw:path draw:style-name="gr19" draw:text-style-name="P6" draw:layer="layout" svg:width="0.114cm" svg:height="0.132cm" svg:x="17.561cm" svg:y="7.342cm" svg:viewBox="0 0 115 133" svg:d="M72 54c-44 14-47 30-47 40 0 13 8 23 19 23 6 0 15-5 18-6 9-4 10-8 10-16zM115 119c-12 14-20 14-25 14s-17 0-18-21c-11 10-27 21-42 21s-30-10-30-30c0-28 25-38 72-56v-17c0-20-14-23-23-23s-20 5-20 13c0 5 1 9 1 11 0 6-5 13-12 13-9 0-13-8-13-13 0-11 14-31 46-31 43 0 43 28 43 45v55c0 8 0 17 9 17 6 0 9-3 12-6z">
          <text:p/>
        </draw:path>
        <draw:path draw:style-name="gr19" draw:text-style-name="P6" draw:layer="layout" svg:width="0.193cm" svg:height="0.187cm" svg:x="17.101cm" svg:y="6.491cm" svg:viewBox="0 0 194 188" svg:d="M0 183c24-2 25-8 25-29v-123c0-21-4-24-25-25v-6h79v6c-22 1-25 5-25 25v55h86v-55c0-21-4-24-24-25v-6h78v6c-21 1-25 5-25 25v126c0 19 3 24 25 26v5h-78v-5c23-2 24-8 24-29v-56h-86v59c0 19 3 24 25 26v5h-79z">
          <text:p/>
        </draw:path>
        <draw:path draw:style-name="gr19" draw:text-style-name="P6" draw:layer="layout" svg:width="0.133cm" svg:height="0.13cm" svg:x="17.304cm" svg:y="6.548cm" svg:viewBox="0 0 134 131" svg:d="M18 35c0-18-5-19-10-19-4 0-7 1-8 2v-5c13-4 26-8 39-13l2 1v22c15-13 26-23 42-23 13 0 33 8 33 42v66c0 13 4 18 18 19v4h-59v-4c10-1 18-3 18-24v-60c0-17-5-27-22-27-9 0-18 5-29 16v80c0 9 4 14 20 15v4h-61v-4c13-1 17-5 17-22z">
          <text:p/>
        </draw:path>
        <draw:path draw:style-name="gr19" draw:text-style-name="P6" draw:layer="layout" svg:width="0.031cm" svg:height="0.031cm" svg:x="17.461cm" svg:y="6.65cm" svg:viewBox="0 0 32 32" svg:d="M0 16c0-9 7-16 16-16s16 7 16 16c0 10-10 16-16 16s-16-6-16-16z">
          <text:p/>
        </draw:path>
        <draw:path draw:style-name="gr19" draw:text-style-name="P6" draw:layer="layout" svg:width="0.067cm" svg:height="0.193cm" svg:x="17.586cm" svg:y="6.485cm" svg:viewBox="0 0 68 194" svg:d="M33 0c9 0 15 7 15 15s-6 14-15 14c-10 0-14-9-14-14 0-6 4-15 14-15zM0 190c19-1 24-3 24-25v-66c0-17-6-17-10-17s-8 0-12 1v-4c15-5 30-11 44-16l1 1v101c0 19 2 24 21 25v4h-68z">
          <text:p/>
        </draw:path>
        <draw:path draw:style-name="gr19" draw:text-style-name="P6" draw:layer="layout" svg:width="0.132cm" svg:height="0.13cm" svg:x="17.665cm" svg:y="6.548cm" svg:viewBox="0 0 133 131" svg:d="M18 35c0-18-5-19-10-19-4 0-7 1-8 2v-5c13-4 26-8 39-13l2 1v22c14-13 24-23 41-23 14 0 34 8 34 42v66c0 13 3 18 17 19v4h-59v-4c10-1 18-3 18-24v-60c0-17-6-27-22-27-9 0-18 5-28 16v80c0 9 4 14 18 15v4h-59v-4c13-1 17-5 17-22z">
          <text:p/>
        </draw:path>
        <draw:path draw:style-name="gr19" draw:text-style-name="P6" draw:layer="layout" svg:width="0.151cm" svg:height="0.187cm" svg:x="17.875cm" svg:y="6.491cm" svg:viewBox="0 0 152 188" svg:d="M127 123c-3-25-10-28-31-28l-41-1v63c0 21 5 25 25 26v5h-80v-5c22-2 25-6 25-29v-123c0-22-7-24-25-25v-6h151l1 40h-7c-4-25-12-29-43-29h-38c-7 0-9 1-9 9v63h41c23 0 28-6 31-27h6v67z">
          <text:p/>
        </draw:path>
        <draw:path draw:style-name="gr19" draw:text-style-name="P6" draw:layer="layout" svg:width="0.195cm" svg:height="0.19cm" svg:x="17.1cm" svg:y="5.959cm" svg:viewBox="0 0 196 191" svg:d="M123 118l-33-77-33 77zM196 191h-72v-6c11 0 20 0 20-10 0-5-4-14-5-18l-12-27h-75l-13 33c-1 3-2 7-2 11 0 11 13 11 19 11v6h-56v-6c5 0 10 0 15-6 6-7 15-27 20-40l60-139h6l70 161c9 20 13 24 25 24z">
          <text:p/>
        </draw:path>
        <draw:path draw:style-name="gr19" draw:text-style-name="P6" draw:layer="layout" svg:width="0.031cm" svg:height="0.031cm" svg:x="17.32cm" svg:y="6.121cm" svg:viewBox="0 0 32 32" svg:d="M0 17c0-9 7-17 15-17s17 8 17 17c0 10-11 15-17 15s-15-5-15-15z">
          <text:p/>
        </draw:path>
        <draw:path draw:style-name="gr19" draw:text-style-name="P6" draw:layer="layout" svg:width="0.126cm" svg:height="0.195cm" svg:x="17.453cm" svg:y="5.958cm" svg:viewBox="0 0 127 196" svg:d="M120 60h-7c-5-23-23-48-52-48-14 0-29 8-29 26 0 42 95 48 95 106 0 25-20 52-60 52-22 0-35-10-44-10-6 0-9 5-9 9h-6l-8-60h6c6 13 20 51 58 51 23 0 34-17 34-32 0-17-5-26-46-51-26-15-44-27-44-55 0-32 26-48 51-48 17 0 32 10 39 10 8 0 9-7 10-10h6z">
          <text:p/>
        </draw:path>
        <draw:path draw:style-name="gr19" draw:text-style-name="P6" draw:layer="layout" svg:width="0.114cm" svg:height="0.133cm" svg:x="17.608cm" svg:y="6.019cm" svg:viewBox="0 0 115 134" svg:d="M72 54c-43 14-46 30-46 40 0 13 8 22 19 22 6 0 15-3 17-5 9-4 10-8 10-16zM115 118c-11 15-20 16-25 16s-17-1-18-22c-10 10-25 22-41 22-15 0-31-11-31-31 0-28 26-38 72-56v-17c0-20-14-23-22-23-9 0-20 5-20 14 0 4 1 8 1 11 0 5-5 12-12 12-9 0-12-8-12-13 0-11 13-31 46-31 42 0 42 28 42 45v55c0 8 0 16 8 16 6 0 9-2 12-5z">
          <text:p/>
        </draw:path>
        <draw:path draw:style-name="gr19" draw:text-style-name="P6" draw:layer="layout" svg:width="0.13cm" svg:height="0.127cm" svg:x="17.728cm" svg:y="6.022cm" svg:viewBox="0 0 131 128" svg:d="M58 71l-22 36c-2 2-5 8-5 11 0 5 6 5 11 5v5h-42v-5c7 0 11-1 21-14l33-47-27-41c-12-17-16-17-25-17v-4h59v4c-5 0-12 1-12 7 0 5 12 22 17 30 17-25 19-27 19-30 0-6-7-7-11-7v-4h44v4c-12 0-20 9-23 12l-23 34 36 57c11 16 18 16 23 16v5h-57v-5c9 0 12-1 12-7 0-4-4-7-5-9z">
          <text:p/>
        </draw:path>
        <draw:path draw:style-name="gr19" draw:text-style-name="P6" draw:layer="layout" svg:width="0.151cm" svg:height="0.187cm" svg:x="3.731cm" svg:y="8.29cm" svg:viewBox="0 0 152 188" svg:d="M126 122c-3-24-10-27-32-27h-41v61c0 22 6 26 26 27v5h-79v-5c21-1 25-6 25-30v-122c0-22-7-24-25-25v-6h151l1 41h-7c-5-25-12-30-43-30h-40c-7 0-9 1-9 10v62h41c24 0 30-5 32-27h7v66z">
          <text:p/>
        </draw:path>
        <draw:path draw:style-name="gr19" draw:text-style-name="P6" draw:layer="layout" svg:width="0.067cm" svg:height="0.193cm" svg:x="3.89cm" svg:y="8.284cm" svg:viewBox="0 0 68 194" svg:d="M1 190c16-1 21-5 21-20v-136c0-13-1-17-12-17-4 0-7 0-10 0v-4c15-4 31-8 46-13l1 1v169c0 17 5 19 21 20v4h-67z">
          <text:p/>
        </draw:path>
        <draw:path draw:style-name="gr19" draw:text-style-name="P6" draw:layer="layout" svg:width="0.031cm" svg:height="0.031cm" svg:x="3.983cm" svg:y="8.449cm" svg:viewBox="0 0 32 32" svg:d="M0 16c0-9 8-16 16-16 9 0 16 7 16 16 0 10-10 16-16 16s-16-5-16-16z">
          <text:p/>
        </draw:path>
        <draw:path draw:style-name="gr19" draw:text-style-name="P6" draw:layer="layout" svg:width="0.185cm" svg:height="0.195cm" svg:x="7.037cm" svg:y="8.286cm" svg:viewBox="0 0 186 196" svg:d="M154 98c0-65-32-87-60-87-29 0-62 22-62 87 0 63 30 88 62 88 31 0 60-25 60-88zM0 98c0-65 46-98 94-98 46 0 92 33 92 98 0 61-41 98-92 98-52 0-94-37-94-98z">
          <text:p/>
        </draw:path>
        <draw:path draw:style-name="gr19" draw:text-style-name="P6" draw:layer="layout" svg:width="0.131cm" svg:height="0.196cm" svg:x="7.232cm" svg:y="8.284cm" svg:viewBox="0 0 132 197" svg:d="M44 174c0 10 20 14 27 14 32 0 37-32 37-51 0-26-10-55-36-55-9 0-27 5-28 21zM19 32c0-8 0-14-12-14-2 0-5 0-7 0v-4c14-4 28-8 42-14l2 1v86c2-6 17-23 38-23 34 0 50 33 50 63 0 25-16 70-68 70-14 0-45-8-45-18z">
          <text:p/>
        </draw:path>
        <draw:path draw:style-name="gr19" draw:text-style-name="P6" draw:layer="layout" svg:width="0.032cm" svg:height="0.031cm" svg:x="7.392cm" svg:y="8.449cm" svg:viewBox="0 0 33 32" svg:d="M0 16c0-9 8-16 17-16 8 0 16 7 16 16 0 10-10 16-16 16s-17-5-17-16z">
          <text:p/>
        </draw:path>
        <draw:path draw:style-name="gr19" draw:text-style-name="P6" draw:layer="layout" svg:width="0.17cm" svg:height="0.195cm" svg:x="10.075cm" svg:y="8.286cm" svg:viewBox="0 0 171 196" svg:d="M161 64c-7-30-27-52-62-52-14 0-30 5-42 17-11 11-25 29-25 69 0 61 35 86 71 86 34 0 55-20 63-29l5 5c0 1-24 36-76 36-45 0-95-27-95-98 0-63 48-98 97-98 25 0 43 10 49 10 2 0 11 0 13-10h6l3 64z">
          <text:p/>
        </draw:path>
        <draw:path draw:style-name="gr19" draw:text-style-name="P6" draw:layer="layout" svg:width="0.068cm" svg:height="0.193cm" svg:x="10.26cm" svg:y="8.284cm" svg:viewBox="0 0 69 194" svg:d="M1 190c17-1 22-5 22-20v-136c0-13-2-17-13-17-4 0-6 0-10 0v-4c15-4 31-8 46-13l1 1v169c0 17 5 19 22 20v4h-68z">
          <text:p/>
        </draw:path>
        <draw:path draw:style-name="gr19" draw:text-style-name="P6" draw:layer="layout" svg:width="0.114cm" svg:height="0.133cm" svg:x="10.344cm" svg:y="8.347cm" svg:viewBox="0 0 115 134" svg:d="M71 55c-43 15-46 30-46 40v1c0 13 8 22 18 22 7 0 15-4 18-6 9-4 10-7 10-16zM115 120c-12 14-20 14-25 14-6 0-18 0-19-21-11 10-26 21-41 21s-30-11-30-29c0-29 25-38 71-56v-19c0-20-14-23-22-23-10 0-20 5-20 14 0 4 1 8 1 11 0 7-5 13-12 13-9 0-13-8-13-13 0-12 14-32 46-32 43 0 43 29 43 46v55c0 9 0 17 9 17 5 0 9-3 12-6z">
          <text:p/>
        </draw:path>
        <draw:path draw:style-name="gr19" draw:text-style-name="P6" draw:layer="layout" svg:width="0.093cm" svg:height="0.13cm" svg:x="10.46cm" svg:y="8.347cm" svg:viewBox="0 0 94 131" svg:d="M21 36c0-17-5-17-10-17-3 0-7 0-10 1v-4c15-5 29-10 43-16l1 1v25h1c13-20 22-26 33-26 10 0 15 6 15 16 0 7-4 12-10 12-10 0-13-10-20-10s-19 14-19 23v65c0 19 10 20 24 21v4h-69v-4c17-3 21-4 21-20z">
          <text:p/>
        </draw:path>
        <draw:path draw:style-name="gr19" draw:text-style-name="P6" draw:layer="layout" svg:width="0.031cm" svg:height="0.031cm" svg:x="10.573cm" svg:y="8.449cm" svg:viewBox="0 0 32 32" svg:d="M0 16c0-9 7-16 16-16s16 7 16 16c0 10-10 16-16 16-7 0-16-5-16-16z">
          <text:p/>
        </draw:path>
        <draw:path draw:style-name="gr19" draw:text-style-name="P6" draw:layer="layout" svg:width="0.067cm" svg:height="0.193cm" svg:x="10.698cm" svg:y="8.284cm" svg:viewBox="0 0 68 194" svg:d="M33 0c9 0 15 7 15 15s-6 14-15 14c-11 0-15-9-15-14 0-6 4-15 15-15zM0 190c18-1 23-3 23-25v-65c0-17-6-17-10-17s-8 0-11 1v-4c14-5 30-10 44-17l1 1v101c0 19 2 24 21 25v4h-68z">
          <text:p/>
        </draw:path>
        <draw:path draw:style-name="gr19" draw:text-style-name="P6" draw:layer="layout" svg:width="0.132cm" svg:height="0.13cm" svg:x="10.777cm" svg:y="8.347cm" svg:viewBox="0 0 133 131" svg:d="M18 35c0-18-5-18-10-18-4 0-7 0-8 1v-5c13-4 26-8 39-13l2 1v22c14-13 24-23 41-23 13 0 34 8 34 43v65c0 13 3 18 17 19v4h-59v-4c10-1 17-2 17-25v-59c0-17-5-27-21-27-9 0-18 5-28 16v80c0 9 4 14 18 15v4h-59v-4c13-1 17-5 17-21z">
          <text:p/>
        </draw:path>
        <draw:path draw:style-name="gr19" draw:text-style-name="P6" draw:layer="layout" svg:width="0.162cm" svg:height="0.187cm" svg:x="10.989cm" svg:y="8.29cm" svg:viewBox="0 0 163 188" svg:d="M56 165c0 11 5 13 21 13 19 0 54-3 54-42 0-23-14-32-30-37-9-2-18-4-45-4zM56 84h27c7 0 42-1 42-34 0-34-30-39-50-39-6 0-10 0-13 0-6 0-6 4-6 8zM0 0h79c24 0 75 4 75 48 0 31-25 38-38 41 25 5 47 19 47 48 0 11-5 51-69 51h-94v-5c24-1 27-6 27-27v-125c0-21-4-24-27-25z">
          <text:p/>
        </draw:path>
        <draw:path draw:style-name="gr19" draw:text-style-name="P6" draw:layer="layout" svg:width="0.078cm" svg:height="0.209cm" svg:x="11.172cm" svg:y="8.319cm" svg:viewBox="0 0 79 210" svg:d="M16 142l-3 58 17-17c0 0 35-40 19-56-12-14-27 3-33 15zM0 0h21l-4 130c13-18 38-34 56-13 23 27-23 59-47 79-5 5-11 12-13 14h-5z">
          <text:p/>
        </draw:path>
        <draw:path draw:style-name="gr19" draw:text-style-name="P6" draw:layer="layout" svg:width="0.162cm" svg:height="0.187cm" svg:x="13.298cm" svg:y="8.29cm" svg:viewBox="0 0 163 188" svg:d="M56 165c0 11 5 13 22 13 19 0 53-3 53-42 0-23-14-32-29-37-9-2-18-4-46-4zM56 84h27c8 0 42-1 42-34 0-34-29-39-49-39-6 0-11 0-14 0-6 0-6 4-6 8zM0 0h80c24 0 74 4 74 48 0 31-25 38-38 41 25 5 47 19 47 48 0 11-5 51-68 51h-95v-5c24-1 27-6 27-27v-125c0-21-4-24-27-25z">
          <text:p/>
        </draw:path>
        <draw:path draw:style-name="gr19" draw:text-style-name="P6" draw:layer="layout" svg:width="0.083cm" svg:height="0.133cm" svg:x="13.496cm" svg:y="8.347cm" svg:viewBox="0 0 84 134" svg:d="M70 42c-6-29-19-35-31-35-16 0-22 11-22 18 0 6 2 15 12 21l31 18c14 9 24 17 24 33 0 25-23 37-41 37-13 0-25-5-33-5-4 0-5 1-6 3h-4v-44h4c4 15 9 40 37 40 9 0 23-5 23-21 0-9-6-16-15-21l-16-9c-18-10-33-20-33-41 0-17 12-36 39-36 13 0 21 6 26 6 3 0 4-2 5-3h3l1 39z">
          <text:p/>
        </draw:path>
        <draw:path draw:style-name="gr19" draw:text-style-name="P6" draw:layer="layout" svg:width="0.132cm" svg:height="0.13cm" svg:x="13.596cm" svg:y="8.347cm" svg:viewBox="0 0 133 131" svg:d="M18 35c0-18-6-18-10-18s-7 0-8 1v-5c12-4 26-8 38-13l2 1v22c14-13 25-23 43-23 13 0 33 8 33 43v65c0 13 3 18 17 19v4h-59v-4c11-1 18-2 18-25v-59c0-17-5-27-22-27-9 0-18 5-29 16v80c0 9 4 14 19 15v4h-60v-4c13-1 18-5 18-21z">
          <text:p/>
        </draw:path>
        <draw:path draw:style-name="gr19" draw:text-style-name="P6" draw:layer="layout" svg:width="0.031cm" svg:height="0.031cm" svg:x="13.752cm" svg:y="8.449cm" svg:viewBox="0 0 32 32" svg:d="M0 16c0-9 7-16 15-16 9 0 17 7 17 16 0 10-11 16-17 16s-15-5-15-16z">
          <text:p/>
        </draw:path>
        <draw:path draw:style-name="gr19" draw:text-style-name="P6" draw:layer="layout" svg:width="0.195cm" svg:height="0.19cm" svg:x="16.175cm" svg:y="8.287cm" svg:viewBox="0 0 196 191" svg:d="M122 118l-32-78-33 78zM196 191h-72v-5c10 0 19-1 19-11 0-5-3-15-5-19l-12-27h-74l-12 33c-2 4-3 9-3 12 0 12 14 12 19 12v5h-56v-5c4-1 9-1 14-7 6-7 16-28 22-41l58-138h6l70 160c9 22 13 25 26 26z">
          <text:p/>
        </draw:path>
        <draw:path draw:style-name="gr19" draw:text-style-name="P6" draw:layer="layout" svg:width="0.031cm" svg:height="0.031cm" svg:x="16.394cm" svg:y="8.449cm" svg:viewBox="0 0 32 32" svg:d="M0 16c0-9 7-16 15-16 10 0 17 7 17 16 0 10-10 16-17 16-6 0-15-5-15-16z">
          <text:p/>
        </draw:path>
        <draw:path draw:style-name="gr19" draw:text-style-name="P6" draw:layer="layout" svg:width="0.127cm" svg:height="0.195cm" svg:x="16.527cm" svg:y="8.286cm" svg:viewBox="0 0 128 196" svg:d="M122 60h-8c-4-23-22-48-52-48-14 0-29 9-29 26 0 42 95 48 95 106 0 25-19 52-60 52-21 0-36-10-45-10-5 0-8 5-8 10h-6l-9-61h7c5 13 19 51 58 51 23 0 34-16 34-31 0-18-4-27-46-51-27-15-45-28-45-56 0-32 26-48 52-48 17 0 32 10 40 10 7 0 9-7 9-10h6z">
          <text:p/>
        </draw:path>
        <draw:path draw:style-name="gr19" draw:text-style-name="P6" draw:layer="layout" svg:width="0.114cm" svg:height="0.133cm" svg:x="16.683cm" svg:y="8.347cm" svg:viewBox="0 0 115 134" svg:d="M71 55c-43 15-46 30-46 40v1c0 13 9 22 19 22 6 0 15-4 17-6 9-4 10-7 10-16zM115 120c-12 14-21 14-25 14-5 0-17 0-19-21-10 10-25 21-41 21s-30-11-30-29c0-29 25-38 71-56v-19c0-20-13-23-22-23s-20 5-20 14c0 4 2 8 2 11 0 7-6 13-14 13-9 0-12-8-12-13 0-12 14-32 47-32 42 0 42 29 42 46v55c0 9 0 17 8 17 6 0 10-3 13-6z">
          <text:p/>
        </draw:path>
        <draw:path draw:style-name="gr19" draw:text-style-name="P6" draw:layer="layout" svg:width="0.131cm" svg:height="0.127cm" svg:x="16.802cm" svg:y="8.35cm" svg:viewBox="0 0 132 128" svg:d="M59 72l-23 35c-1 3-6 9-6 12 0 5 7 5 12 5v4h-42v-4c8-1 12-2 21-15l33-46-28-42c-11-17-14-17-24-17v-4h60v4c-5 0-13 1-13 7 0 5 12 23 17 31 18-26 19-28 19-31 0-6-6-6-11-7v-4h45v4c-13 1-21 9-23 13l-24 35 36 55c11 16 19 17 24 17v4h-57v-4c9 0 11-2 11-8 0-4-3-7-4-9z">
          <text:p/>
        </draw:path>
        <draw:path draw:style-name="gr20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1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0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0" draw:text-style-name="P3" draw:layer="layout" svg:x1="10.553cm" svg:y1="-0.998cm" svg:x2="10.976cm" svg:y2="-0.998cm">
          <text:p/>
        </draw:line>
        <draw:line draw:style-name="gr20" draw:text-style-name="P3" draw:layer="layout" svg:x1="10.764cm" svg:y1="-1.21cm" svg:x2="10.764cm" svg:y2="-0.787cm">
          <text:p/>
        </draw:line>
        <draw:path draw:style-name="gr20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21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1" draw:text-style-name="P3" draw:layer="layout" svg:x1="10.553cm" svg:y1="-0.998cm" svg:x2="10.976cm" svg:y2="-0.998cm">
          <text:p/>
        </draw:line>
        <draw:line draw:style-name="gr21" draw:text-style-name="P3" draw:layer="layout" svg:x1="10.764cm" svg:y1="-1.21cm" svg:x2="10.764cm" svg:y2="-0.787cm">
          <text:p/>
        </draw:line>
        <draw:path draw:style-name="gr22" draw:text-style-name="P7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3" draw:text-style-name="P3" draw:layer="layout" svg:x1="10.659cm" svg:y1="-0.998cm" svg:x2="10.87cm" svg:y2="-0.998cm">
          <text:p/>
        </draw:line>
        <draw:line draw:style-name="gr23" draw:text-style-name="P3" draw:layer="layout" svg:x1="10.764cm" svg:y1="-1.104cm" svg:x2="10.764cm" svg:y2="-0.893cm">
          <text:p/>
        </draw:line>
        <draw:path draw:style-name="gr20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0" draw:text-style-name="P3" draw:layer="layout" svg:x1="10.553cm" svg:y1="28.635cm" svg:x2="10.976cm" svg:y2="28.635cm">
          <text:p/>
        </draw:line>
        <draw:line draw:style-name="gr20" draw:text-style-name="P3" draw:layer="layout" svg:x1="10.764cm" svg:y1="28.423cm" svg:x2="10.764cm" svg:y2="28.847cm">
          <text:p/>
        </draw:line>
        <draw:path draw:style-name="gr20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21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1" draw:text-style-name="P3" draw:layer="layout" svg:x1="10.553cm" svg:y1="28.635cm" svg:x2="10.976cm" svg:y2="28.635cm">
          <text:p/>
        </draw:line>
        <draw:line draw:style-name="gr21" draw:text-style-name="P3" draw:layer="layout" svg:x1="10.764cm" svg:y1="28.423cm" svg:x2="10.764cm" svg:y2="28.847cm">
          <text:p/>
        </draw:line>
        <draw:path draw:style-name="gr22" draw:text-style-name="P7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3" draw:text-style-name="P3" draw:layer="layout" svg:x1="10.659cm" svg:y1="28.635cm" svg:x2="10.87cm" svg:y2="28.635cm">
          <text:p/>
        </draw:line>
        <draw:line draw:style-name="gr23" draw:text-style-name="P3" draw:layer="layout" svg:x1="10.764cm" svg:y1="28.529cm" svg:x2="10.764cm" svg:y2="28.741cm">
          <text:p/>
        </draw:line>
        <draw:path draw:style-name="gr20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0" draw:text-style-name="P3" draw:layer="layout" svg:x1="-1.248cm" svg:y1="13.818cm" svg:x2="-0.824cm" svg:y2="13.818cm">
          <text:p/>
        </draw:line>
        <draw:line draw:style-name="gr20" draw:text-style-name="P3" draw:layer="layout" svg:x1="-1.036cm" svg:y1="13.607cm" svg:x2="-1.036cm" svg:y2="14.03cm">
          <text:p/>
        </draw:line>
        <draw:path draw:style-name="gr20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21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1" draw:text-style-name="P3" draw:layer="layout" svg:x1="-1.248cm" svg:y1="13.818cm" svg:x2="-0.824cm" svg:y2="13.818cm">
          <text:p/>
        </draw:line>
        <draw:line draw:style-name="gr21" draw:text-style-name="P3" draw:layer="layout" svg:x1="-1.036cm" svg:y1="13.607cm" svg:x2="-1.036cm" svg:y2="14.03cm">
          <text:p/>
        </draw:line>
        <draw:path draw:style-name="gr22" draw:text-style-name="P7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3" draw:text-style-name="P3" draw:layer="layout" svg:x1="-1.142cm" svg:y1="13.818cm" svg:x2="-0.93cm" svg:y2="13.818cm">
          <text:p/>
        </draw:line>
        <draw:line draw:style-name="gr23" draw:text-style-name="P3" draw:layer="layout" svg:x1="-1.036cm" svg:y1="13.712cm" svg:x2="-1.036cm" svg:y2="13.924cm">
          <text:p/>
        </draw:line>
        <draw:path draw:style-name="gr20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0" draw:text-style-name="P3" draw:layer="layout" svg:x1="22.353cm" svg:y1="13.818cm" svg:x2="22.777cm" svg:y2="13.818cm">
          <text:p/>
        </draw:line>
        <draw:line draw:style-name="gr20" draw:text-style-name="P3" draw:layer="layout" svg:x1="22.565cm" svg:y1="13.607cm" svg:x2="22.565cm" svg:y2="14.03cm">
          <text:p/>
        </draw:line>
        <draw:path draw:style-name="gr20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21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1" draw:text-style-name="P3" draw:layer="layout" svg:x1="22.353cm" svg:y1="13.818cm" svg:x2="22.777cm" svg:y2="13.818cm">
          <text:p/>
        </draw:line>
        <draw:line draw:style-name="gr21" draw:text-style-name="P3" draw:layer="layout" svg:x1="22.565cm" svg:y1="13.607cm" svg:x2="22.565cm" svg:y2="14.03cm">
          <text:p/>
        </draw:line>
        <draw:path draw:style-name="gr22" draw:text-style-name="P7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3" draw:text-style-name="P3" draw:layer="layout" svg:x1="22.459cm" svg:y1="13.818cm" svg:x2="22.671cm" svg:y2="13.818cm">
          <text:p/>
        </draw:line>
        <draw:line draw:style-name="gr23" draw:text-style-name="P3" draw:layer="layout" svg:x1="22.565cm" svg:y1="13.712cm" svg:x2="22.565cm" svg:y2="13.924cm">
          <text:p/>
        </draw:line>
        <draw:polygon draw:style-name="gr24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4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4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4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4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4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24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4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4" draw:text-style-name="P3" draw:layer="layout" svg:width="0.118cm" svg:height="0.01cm" svg:x="1.24cm" svg:y="28.704cm" svg:viewBox="0 0 119 11" draw:points="0,0 0,11 119,11 119,0">
          <text:p/>
        </draw:polygon>
        <draw:path draw:style-name="gr24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4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4" draw:text-style-name="P3" draw:layer="layout" svg:width="0.102cm" svg:height="0.153cm" svg:x="1.589cm" svg:y="28.539cm" svg:viewBox="0 0 103 154" svg:d="M82 76c0 39-10 61-31 61s-31-22-31-61c0-37 10-59 31-59s31 22 31 59zM103 76c0-30-8-76-52-76-43 0-51 46-51 76 0 31 8 78 51 78 44 0 52-47 52-78z">
          <text:p/>
        </draw:path>
        <draw:path draw:style-name="gr24" draw:text-style-name="P3" draw:layer="layout" svg:width="0.102cm" svg:height="0.153cm" svg:x="1.707cm" svg:y="28.539cm" svg:viewBox="0 0 103 154" svg:d="M99 40c-1-31-26-40-44-40-44 0-55 47-55 80 0 19 3 38 11 52 11 17 27 22 39 22 22 0 31-6 38-15 11-11 15-22 15-38 0-35-29-47-48-47-20 0-31 10-35 18h-1c0-16 6-55 36-55 17 0 24 10 26 23zM22 103c0-17 10-32 30-32 24 0 31 18 31 31 0 21-11 35-30 35-22 0-31-17-31-34z">
          <text:p/>
        </draw:path>
        <draw:polygon draw:style-name="gr24" draw:text-style-name="P3" draw:layer="layout" svg:width="0.117cm" svg:height="0.01cm" svg:x="1.817cm" svg:y="28.704cm" svg:viewBox="0 0 118 11" draw:points="0,0 0,11 118,11 118,0">
          <text:p/>
        </draw:polygon>
        <draw:path draw:style-name="gr24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24" draw:text-style-name="P3" draw:layer="layout" svg:width="0.106cm" svg:height="0.149cm" svg:x="2.057cm" svg:y="28.539cm" svg:viewBox="0 0 107 150" svg:d="M107 114v-17h-23v-97h-16l-68 94v20h65v36h19v-36zM65 29v68h-48z">
          <text:p/>
        </draw:path>
        <draw:path draw:style-name="gr24" draw:text-style-name="P3" draw:layer="layout" svg:width="0.055cm" svg:height="0.149cm" svg:x="2.191cm" svg:y="28.539cm" svg:viewBox="0 0 56 150" svg:d="M56 0h-16c-6 24-16 27-40 28v15h35v107h21z">
          <text:p/>
        </draw:path>
        <draw:polygon draw:style-name="gr24" draw:text-style-name="P3" draw:layer="layout" svg:width="0.052cm" svg:height="0.019cm" svg:x="2.297cm" svg:y="28.62cm" svg:viewBox="0 0 53 20" draw:points="53,0 0,0 0,20 53,20">
          <text:p/>
        </draw:polygon>
        <draw:path draw:style-name="gr24" draw:text-style-name="P3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24" draw:text-style-name="P3" draw:layer="layout" svg:width="0.102cm" svg:height="0.15cm" svg:x="2.482cm" svg:y="28.542cm" svg:viewBox="0 0 103 151" svg:d="M32 18h63v-18h-77l-12 80 17 1c7-9 17-14 27-14 19 0 33 11 33 33 0 18-12 34-31 34-17 0-30-8-31-25h-21c4 34 30 42 49 42 47 0 54-37 54-53 0-31-24-48-49-48-13 0-22 4-28 9z">
          <text:p/>
        </draw:path>
        <draw:path draw:style-name="gr24" draw:text-style-name="P3" draw:layer="layout" svg:width="0.105cm" svg:height="0.149cm" svg:x="2.599cm" svg:y="28.539cm" svg:viewBox="0 0 106 150" svg:d="M106 114v-17h-22v-97h-16l-68 94v20h65v36h19v-36zM64 29h1v68h-48z">
          <text:p/>
        </draw:path>
        <draw:polygon draw:style-name="gr24" draw:text-style-name="P3" draw:layer="layout" svg:width="0.022cm" svg:height="0.023cm" svg:x="2.729cm" svg:y="28.665cm" svg:viewBox="0 0 23 24" draw:points="23,0 0,0 0,24 23,24">
          <text:p/>
        </draw:polygon>
        <draw:path draw:style-name="gr24" draw:text-style-name="P3" draw:layer="layout" svg:width="0.019cm" svg:height="0.152cm" svg:x="2.784cm" svg:y="28.536cm" svg:viewBox="0 0 20 153" svg:d="M20 41h-20v112h20zM20 21v-21h-20v21z">
          <text:p/>
        </draw:path>
        <draw:path draw:style-name="gr24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4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4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4" draw:text-style-name="P3" draw:layer="layout" svg:width="0.102cm" svg:height="0.15cm" svg:x="3.353cm" svg:y="28.542cm" svg:viewBox="0 0 103 151" svg:d="M31 18h64v-18h-78l-11 80 16 1c7-9 16-14 27-14 20 0 34 11 34 33 0 18-12 34-32 34-17 0-30-8-32-25h-19c4 34 29 42 48 42 48 0 55-37 55-53 0-31-25-48-50-48-13 0-22 4-29 9z">
          <text:p/>
        </draw:path>
        <draw:path draw:style-name="gr24" draw:text-style-name="P3" draw:layer="layout" svg:width="0.055cm" svg:height="0.149cm" svg:x="3.485cm" svg:y="28.539cm" svg:viewBox="0 0 56 150" svg:d="M56 0h-16c-6 24-15 27-40 28v15h35v107h21z">
          <text:p/>
        </draw:path>
        <draw:frame draw:style-name="gr25" draw:text-style-name="P2" draw:layer="layout" svg:width="2.407cm" svg:height="0.48cm" svg:x="3.568cm" svg:y="5.017cm">
          <draw:text-box>
            <text:p text:style-name="P1"><text:span text:style-name="T2">order by pitch.</text:span></text:p>
          </draw:text-box>
        </draw:frame>
        <draw:path draw:style-name="gr24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4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4" draw:text-style-name="P3" draw:layer="layout" svg:width="0.066cm" svg:height="0.16cm" svg:x="19.886cm" svg:y="28.532cm" svg:viewBox="0 0 67 161" draw:points="67,0 53,0 0,161 15,161">
          <text:p/>
        </draw:polygon>
        <draw:path draw:style-name="gr24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4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24" draw:text-style-name="P3" draw:layer="layout" svg:width="0.067cm" svg:height="0.16cm" svg:x="20.18cm" svg:y="28.532cm" svg:viewBox="0 0 68 161" draw:points="68,0 54,0 0,161 15,161">
          <text:p/>
        </draw:polygon>
        <draw:path draw:style-name="gr24" draw:text-style-name="P3" draw:layer="layout" svg:width="0.055cm" svg:height="0.149cm" svg:x="20.264cm" svg:y="28.539cm" svg:viewBox="0 0 56 150" svg:d="M56 0h-15c-6 24-16 27-41 28v15h36v107h20z">
          <text:p/>
        </draw:path>
        <draw:path draw:style-name="gr24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24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24" draw:text-style-name="P3" draw:layer="layout" svg:width="0.022cm" svg:height="0.109cm" svg:x="20.791cm" svg:y="28.579cm" svg:viewBox="0 0 23 110" svg:d="M23 87h-23v23h23zM23 0h-23v22h23z">
          <text:p/>
        </draw:path>
        <draw:path draw:style-name="gr24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24" draw:text-style-name="P3" draw:layer="layout" svg:width="0.104cm" svg:height="0.153cm" svg:x="20.956cm" svg:y="28.539cm" svg:viewBox="0 0 105 154" svg:d="M41 80c3 0 6 0 9 0 13 0 35 2 35 27 0 19-14 30-33 30-27 0-31-19-31-34h-21c2 18 7 36 23 44 8 4 17 7 28 7 38 0 54-24 54-49 0-20-11-30-25-35 8-3 19-12 19-31 0-22-17-39-46-39-39 0-49 27-49 49h19c1-11 3-32 29-32 22 0 28 14 28 23 0 19-14 25-29 25-3 0-6-1-10-1z">
          <text:p/>
        </draw:path>
        <draw:path draw:style-name="gr24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4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6" draw:text-style-name="P8" draw:layer="layout" svg:width="3.283cm" svg:height="0.213cm" svg:x="0.323cm" svg:y="28.534cm">
          <draw:text-box>
            <text:p text:style-name="P1"><text:span text:style-name="T4">kos86760_ch06_041-054.indd <text:s text:c="2"/>51</text:span></text:p>
          </draw:text-box>
        </draw:frame>
        <draw:frame draw:style-name="gr27" draw:text-style-name="P8" draw:layer="layout" svg:width="1.801cm" svg:height="0.213cm" svg:x="19.655cm" svg:y="28.534cm">
          <draw:text-box>
            <text:p text:style-name="P1"><text:span text:style-name="T4">09/01/17 <text:s text:c="2"/>4:53 PM</text:span></text:p>
          </draw:text-box>
        </draw:frame>
        <draw:path draw:style-name="gr19" draw:text-style-name="P6" draw:layer="layout" svg:width="0.468cm" svg:height="1.316cm" svg:x="3.064cm" svg:y="8.67cm" svg:viewBox="0 0 469 1317" svg:d="M406 807c-24-45-81-72-132-68l62 259c87-35 108-122 70-191zM324 316c53-113 0-195-10-236-65 41-98 83-124 155-29 81-18 141 6 226l7 21c45-45 89-98 121-166zM55 812c-4 110 86 217 224 200 13-1 26-3 36-7l-1-4-62-258c-18 6-36 16-49 32-41 49-32 123 28 164l-3 14c-69-32-125-122-81-206 22-42 52-67 86-78l-26-94c-75 69-149 130-152 237zM465 790c19 106-30 194-124 228l4 18c23 103 50 237-77 274-94 27-184-30-181-109 1-55 36-95 89-95 56 2 92 30 87 98-6 75-84 64-84 75s31 21 50 18c144-25 131-100 90-272-21 5-43 9-67 10-47 1-252-40-252-256 0-121 93-190 185-280l-3-13c-31-112-61-174-32-296 12-52 66-139 144-190 71 131 125 205 66 374-27 80-81 135-136 185l30 105c92-17 198 54 211 126z">
          <text:p/>
        </draw:path>
        <draw:path draw:style-name="gr19" draw:text-style-name="P6" draw:layer="layout" svg:width="0.32cm" svg:height="0.209cm" svg:x="3.761cm" svg:y="9.151cm" svg:viewBox="0 0 321 210" svg:d="M179 190c63-9 47-56 43-89-4-44-27-80-80-79-33 0-60 10-49 79 7 46 29 96 86 89zM174 210c-106 1-176-46-174-109 2-69 71-100 148-101 77 0 162 29 172 101 9 57-61 108-146 109z">
          <text:p/>
        </draw:path>
        <draw:path draw:style-name="gr19" draw:text-style-name="P6" draw:layer="layout" svg:width="0.475cm" svg:height="0.731cm" svg:x="3.037cm" svg:y="12.69cm" svg:viewBox="0 0 476 732" svg:d="M258 396c11 17 19 24 25 37 5-4 11-8 19-13 15-7 29-14 47-14 14 0 39 4 58 15 29 15 43 37 58 66 10 27 11 45 11 72 0 30-1 49-11 77-15 37-33 58-69 78-21 9-21 12-36 14-14 3-22 5-37 4-36-2-69-12-93-33-20-17-35-32-33-58 0-20 10-38 26-48 18-8 31-9 46 0 14 9 22 24 19 41-1 13-5 24-19 32-15 7-21 1-25 6-14 10 4 25 18 29 26 7 61 19 91 2 29-14 39-52 43-86 0-33 4-47 4-77 0-21 0-50-4-61-4-23-15-39-33-46-32-15-80 12-94 54-7 18-17 52-17 53l-1 5c0 4-3 7-7 7-3 0-7-3-7-5v-27c0-13-8-41-18-62-9-19-12-33-24-48-11-17-21-29-36-46h78c7 12 15 21 21 32zM195 317c12-16 15-27 24-47 10-19 18-45 18-59v-26c0-5 4-5 7-5 4 0 7 0 7 6l1 5c0 1 10 35 17 53 14 38 62 66 94 51 18-8 29-23 33-44 4-14 4-39 4-60 0-30-4-44-4-77-4-36-14-72-43-86-30-15-65-7-91 3-14 3-29 18-18 28 4 5 10 0 25 8 12 4 18 15 19 30 3 17-5 34-19 41-15 9-28 8-46 0-16-10-26-27-26-47-2-27 13-42 33-59 24-20 57-29 93-32 15-1 23 0 34 3 14 4 18 4 39 14 36 20 54 41 69 79 10 27 11 46 11 76 0 28-1 46-11 72-15 28-29 47-58 62-19 11-44 15-58 15-18 0-32-6-47-15-8-4-14-7-19-12-6 12-14 22-25 37-6 13-14 20-21 33h-78c15-17 25-29 36-47zM149 720h-22v-708h22zM80 720h-80v-708h80z">
          <text:p/>
        </draw:path>
        <draw:path draw:style-name="gr19" draw:text-style-name="P6" draw:layer="layout" svg:width="0.468cm" svg:height="1.316cm" svg:x="3.065cm" svg:y="10.536cm" svg:viewBox="0 0 469 1317" svg:d="M406 807c-24-45-81-72-132-68l62 259c87-35 108-122 70-191zM324 316c53-113 0-195-10-236-65 41-98 83-124 155-29 81-18 141 6 226l7 21c45-45 89-98 121-166zM55 812c-4 110 86 217 224 200 13-1 26-3 36-7l-1-4-62-258c-18 6-36 16-49 32-41 49-32 123 28 164l-3 14c-69-32-125-122-81-206 22-42 52-67 86-78l-26-94c-75 69-149 130-152 237zM465 790c19 106-30 194-124 228l4 18c23 103 50 237-77 274-94 27-184-30-181-109 1-55 36-95 89-95 56 2 92 30 87 98-6 75-84 64-84 75s31 21 50 18c144-25 131-100 90-272-21 5-43 9-67 10-47 1-252-40-252-256 0-121 93-190 185-280l-3-13c-31-112-61-174-32-296 12-52 66-139 144-190 71 131 125 205 66 374-27 80-81 135-136 185l30 105c92-17 198 54 211 126z">
          <text:p/>
        </draw:path>
        <draw:path draw:style-name="gr19" draw:text-style-name="P6" draw:layer="layout" svg:width="0.32cm" svg:height="0.208cm" svg:x="3.762cm" svg:y="11.101cm" svg:viewBox="0 0 321 209" svg:d="M179 190c63-8 47-56 43-89-4-44-27-79-80-78-33 0-60 10-49 78 7 47 29 96 86 89zM174 209c-106 2-176-44-174-108 2-68 71-100 148-101s162 30 172 101c9 57-61 108-146 108z">
          <text:p/>
        </draw:path>
        <draw:path draw:style-name="gr19" draw:text-style-name="P6" draw:layer="layout" svg:width="0.32cm" svg:height="0.209cm" svg:x="3.762cm" svg:y="12.779cm" svg:viewBox="0 0 321 210" svg:d="M179 190c63-8 47-56 43-89-4-44-27-80-80-79-33 0-60 10-49 79 7 46 29 96 86 89zM174 210c-106 1-176-45-174-109 2-69 71-100 148-101 77 0 162 29 172 101 9 57-61 108-146 109z">
          <text:p/>
        </draw:path>
        <draw:path draw:style-name="gr19" draw:text-style-name="P6" draw:layer="layout" svg:width="0.468cm" svg:height="1.316cm" svg:x="6.175cm" svg:y="8.673cm" svg:viewBox="0 0 469 1317" svg:d="M407 807c-24-45-81-72-132-68l61 259c88-35 108-122 71-191zM325 316c53-113-1-195-10-236-65 41-98 83-124 155-29 81-18 141 6 226l6 21c46-45 90-98 122-166zM54 812c-3 110 87 217 226 200 13-1 25-3 36-7l-1-4-62-258c-19 6-36 16-49 32-41 49-32 123 28 164l-4 14c-68-32-125-122-80-206 22-42 52-67 85-78l-25-94c-77 69-150 130-154 237zM465 790c19 106-29 194-123 228l4 18c23 103 50 237-77 274-94 27-185-30-183-109 2-55 37-95 90-95 57 2 93 30 88 98-6 75-84 64-84 75s31 21 50 18c144-25 131-100 90-272-21 5-43 9-67 10-47 1-253-40-253-256 0-121 92-190 186-280l-3-13c-32-112-62-174-32-296 12-52 66-139 144-190 71 131 124 205 66 374-27 80-81 135-136 185l30 105c92-17 197 54 210 126z">
          <text:p/>
        </draw:path>
        <draw:path draw:style-name="gr19" draw:text-style-name="P6" draw:layer="layout" svg:width="0.468cm" svg:height="1.316cm" svg:x="6.176cm" svg:y="10.533cm" svg:viewBox="0 0 469 1317" svg:d="M407 807c-24-45-81-72-132-68l61 259c88-35 108-122 71-191zM325 316c53-113-1-195-10-236-65 41-98 83-124 155-29 81-18 141 6 226l6 21c46-45 90-98 122-166zM54 812c-3 110 87 217 226 200 13-1 25-3 36-7l-1-4-62-258c-19 6-36 16-49 32-41 49-32 123 28 164l-4 14c-68-32-125-122-80-206 22-42 52-67 85-78l-25-94c-77 69-150 130-154 237zM465 790c19 106-29 194-123 228l4 18c23 103 50 237-77 274-94 27-185-30-183-109 2-55 37-95 90-95 57 2 93 30 88 98-6 75-84 64-84 75s31 21 50 18c144-25 131-100 90-272-21 5-43 9-67 10-47 1-253-40-253-256 0-121 92-190 186-280l-3-13c-32-112-62-174-32-296 12-52 66-139 144-190 71 131 124 205 66 374-27 80-81 135-136 185l30 105c92-17 197 54 210 126z">
          <text:p/>
        </draw:path>
        <draw:path draw:style-name="gr19" draw:text-style-name="P6" draw:layer="layout" svg:width="0.468cm" svg:height="1.316cm" svg:x="6.177cm" svg:y="12.378cm" svg:viewBox="0 0 469 1317" svg:d="M407 807c-24-45-81-72-132-68l61 259c88-35 108-122 71-191zM325 316c53-113-1-195-10-236-65 41-98 83-124 155-29 81-18 141 6 226l6 21c46-45 90-98 122-166zM54 812c-3 110 87 217 226 200 13-1 25-3 36-7l-1-4-62-258c-19 6-36 16-49 32-41 49-32 123 28 164l-4 14c-68-32-125-122-80-206 22-42 52-67 85-78l-25-94c-77 69-150 130-154 237zM465 790c19 106-29 194-123 228l4 18c23 103 50 237-77 274-94 27-185-30-183-109 2-55 37-95 90-95 57 2 93 30 88 98-6 75-84 64-84 75s31 21 50 18c144-25 131-100 90-272-21 5-43 9-67 10-47 1-253-40-253-256 0-121 92-190 186-280l-3-13c-32-112-62-174-32-296 12-52 66-139 144-190 71 131 124 205 66 374-27 80-81 135-136 185l30 105c92-17 197 54 210 126z">
          <text:p/>
        </draw:path>
        <draw:path draw:style-name="gr19" draw:text-style-name="P6" draw:layer="layout" svg:width="0.32cm" svg:height="0.208cm" svg:x="7.03cm" svg:y="9.416cm" svg:viewBox="0 0 321 209" svg:d="M180 189c63-7 47-55 44-89-5-44-27-79-82-78-33 0-59 10-48 78 7 48 28 96 86 89zM175 209c-106 2-176-45-175-109 2-68 71-99 148-100 78-1 162 29 172 100 9 58-60 108-145 109z">
          <text:p/>
        </draw:path>
        <draw:path draw:style-name="gr19" draw:text-style-name="P6" draw:layer="layout" svg:width="0.167cm" svg:height="0.541cm" svg:x="6.784cm" svg:y="9.25cm" svg:viewBox="0 0 168 542" svg:d="M114 203l-61 28v114l61-28zM114 511v-131l-61 29v133h-22v-121l-31 12v-64l31-12v-116l-31 12v-62l31-14v-142h22v132l61-28v-139h22v129l32-14v62l-32 14v116l32-14v62l-32 14v142z">
          <text:p/>
        </draw:path>
        <draw:path draw:style-name="gr19" draw:text-style-name="P6" draw:layer="layout" svg:width="0.32cm" svg:height="0.208cm" svg:x="7.031cm" svg:y="11.369cm" svg:viewBox="0 0 321 209" svg:d="M180 189c63-7 47-55 44-89-5-44-27-79-82-78-33 0-59 10-48 78 7 48 28 96 86 89zM175 209c-106 2-176-45-175-109 2-68 71-99 148-100 78-1 162 29 172 100 9 58-60 108-145 109z">
          <text:p/>
        </draw:path>
        <draw:path draw:style-name="gr19" draw:text-style-name="P6" draw:layer="layout" svg:width="0.167cm" svg:height="0.541cm" svg:x="6.785cm" svg:y="11.203cm" svg:viewBox="0 0 168 542" svg:d="M114 203l-61 28v114l61-28zM114 511v-131l-61 29v133h-22v-121l-31 12v-64l31-12v-116l-31 12v-62l31-14v-142h22v132l61-28v-139h22v129l32-14v62l-32 14v116l32-14v62l-32 14v142z">
          <text:p/>
        </draw:path>
        <draw:path draw:style-name="gr19" draw:text-style-name="P6" draw:layer="layout" svg:width="0.32cm" svg:height="0.208cm" svg:x="7.03cm" svg:y="12.691cm" svg:viewBox="0 0 321 209" svg:d="M180 189c63-7 47-56 44-89-5-44-27-79-82-78-33 0-59 10-48 78 7 47 28 96 86 89zM175 209c-106 2-176-45-175-109 2-68 71-99 148-100 78-1 162 29 172 100 9 58-60 108-145 109z">
          <text:p/>
        </draw:path>
        <draw:path draw:style-name="gr19" draw:text-style-name="P6" draw:layer="layout" svg:width="0.468cm" svg:height="1.316cm" svg:x="9.214cm" svg:y="8.665cm" svg:viewBox="0 0 469 1317" svg:d="M407 807c-24-45-82-72-133-68l62 259c88-35 109-122 71-191zM324 316c53-113-1-195-10-236-65 41-98 83-124 155-29 81-18 141 6 226l6 21c46-45 90-98 122-166zM55 812c-4 110 86 217 224 200 13-1 25-3 36-7l-1-4-62-258c-18 6-36 16-49 32-41 49-32 123 28 164l-4 14c-68-32-124-122-80-206 22-42 52-67 86-78l-26-94c-75 69-149 130-152 237zM465 790c19 106-29 194-124 228l4 18c23 103 51 237-77 274-94 27-184-30-181-109 1-55 36-95 89-95 56 2 92 30 87 98-6 75-84 64-84 75s31 21 50 18c144-25 131-100 90-272-21 5-43 9-67 10-47 1-252-40-252-256 0-121 93-190 185-280l-3-13c-31-112-61-174-32-296 12-52 66-139 144-190 71 131 126 205 66 374-27 80-81 135-136 185l30 105c92-17 198 54 211 126z">
          <text:p/>
        </draw:path>
        <draw:path draw:style-name="gr19" draw:text-style-name="P6" draw:layer="layout" svg:width="0.468cm" svg:height="1.316cm" svg:x="9.215cm" svg:y="10.534cm" svg:viewBox="0 0 469 1317" svg:d="M407 807c-24-45-82-72-133-68l62 259c88-35 109-122 71-191zM324 316c53-113-1-195-10-236-65 41-98 83-124 155-29 81-18 141 6 226l6 21c46-45 90-98 122-166zM55 812c-4 110 86 217 224 200 13-1 25-3 36-7l-1-4-62-258c-18 6-36 16-49 32-41 49-32 123 28 164l-4 14c-68-32-124-122-80-206 22-42 52-67 86-78l-26-94c-75 69-149 130-152 237zM465 790c19 106-29 194-124 228l4 18c23 103 51 237-77 274-94 27-184-30-181-109 1-55 36-95 89-95 56 2 92 30 87 98-6 75-84 64-84 75s31 21 50 18c144-25 131-100 90-272-21 5-43 9-67 10-47 1-252-40-252-256 0-121 93-190 185-280l-3-13c-31-112-61-174-32-296 12-52 66-139 144-190 71 131 126 205 66 374-27 80-81 135-136 185l30 105c92-17 198 54 211 126z">
          <text:p/>
        </draw:path>
        <draw:line draw:style-name="gr15" draw:text-style-name="P3" draw:layer="layout" svg:x1="9.988cm" svg:y1="8.81cm" svg:x2="10.45cm" svg:y2="8.81cm">
          <text:p/>
        </draw:line>
        <draw:path draw:style-name="gr19" draw:text-style-name="P6" draw:layer="layout" svg:width="0.32cm" svg:height="0.209cm" svg:x="10.069cm" svg:y="8.513cm" svg:viewBox="0 0 321 210" svg:d="M179 190c62-8 46-56 43-88-5-46-27-81-81-80-32 0-59 10-48 80 7 46 28 95 86 88zM173 210c-105 1-175-45-173-108 1-70 70-101 147-102s162 29 173 102c8 57-62 107-147 108z">
          <text:p/>
        </draw:path>
        <draw:line draw:style-name="gr15" draw:text-style-name="P3" draw:layer="layout" svg:x1="9.988cm" svg:y1="8.616cm" svg:x2="10.45cm" svg:y2="8.616cm">
          <text:p/>
        </draw:line>
        <draw:path draw:style-name="gr19" draw:text-style-name="P6" draw:layer="layout" svg:width="0.167cm" svg:height="0.541cm" svg:x="9.822cm" svg:y="8.352cm" svg:viewBox="0 0 168 542" svg:d="M114 204l-61 27v114l61-27zM114 511v-131l-61 29v133h-22v-121l-31 12v-64l31-12v-115l-31 12v-63l31-13v-142h22v131l61-27v-140h23v129l31-14v63l-31 13v116l31-14v63l-31 13v142z">
          <text:p/>
        </draw:path>
        <draw:path draw:style-name="gr19" draw:text-style-name="P6" draw:layer="layout" svg:width="0.32cm" svg:height="0.209cm" svg:x="10.07cm" svg:y="10.837cm" svg:viewBox="0 0 321 210" svg:d="M179 190c62-8 46-56 43-88-5-46-27-81-81-80-32 0-59 10-48 80 7 46 28 95 86 88zM173 210c-105 1-175-45-173-108 1-70 70-101 147-102s162 29 173 102c8 57-62 107-147 108z">
          <text:p/>
        </draw:path>
        <draw:path draw:style-name="gr19" draw:text-style-name="P6" draw:layer="layout" svg:width="0.527cm" svg:height="0.611cm" svg:x="9.177cm" svg:y="12.699cm" svg:viewBox="0 0 528 612" svg:d="M486 310c-25 0-44-22-42-46 1-22 19-37 42-37 22 0 39 19 39 40 1 23-16 43-39 43zM486 136c-24 0-44-21-43-44s20-40 43-40 42 18 42 42c0 23-19 42-42 42zM118 122c15-4 52-5 65 29 18 50-8 87-34 97-44 18-107-20-107-70-1-56 20-110 78-152 33-25 139-47 206 7 147 117 85 338-71 465-68 55-146 108-255 114v-21c36-7 57-13 91-28 111-51 178-147 223-253 52-125-6-319-150-280-61 16-90 89-75 106 1 2 10-9 29-14z">
          <text:p/>
        </draw:path>
        <draw:line draw:style-name="gr15" draw:text-style-name="P3" draw:layer="layout" svg:x1="9.988cm" svg:y1="12.532cm" svg:x2="10.45cm" svg:y2="12.532cm">
          <text:p/>
        </draw:line>
        <draw:line draw:style-name="gr15" draw:text-style-name="P3" draw:layer="layout" svg:x1="9.988cm" svg:y1="12.338cm" svg:x2="10.45cm" svg:y2="12.338cm">
          <text:p/>
        </draw:line>
        <draw:path draw:style-name="gr19" draw:text-style-name="P6" draw:layer="layout" svg:width="0.32cm" svg:height="0.209cm" svg:x="10.069cm" svg:y="12.135cm" svg:viewBox="0 0 321 210" svg:d="M179 190c62-8 46-56 43-89-5-44-27-80-81-79-32 0-59 10-48 79 7 47 28 96 86 89zM173 210c-105 1-175-45-173-109 1-69 70-100 147-101s162 29 173 101c8 58-62 108-147 109z">
          <text:p/>
        </draw:path>
        <draw:path draw:style-name="gr19" draw:text-style-name="P6" draw:layer="layout" svg:width="0.167cm" svg:height="0.541cm" svg:x="9.822cm" svg:y="11.969cm" svg:viewBox="0 0 168 542" svg:d="M114 204l-61 27v114l61-27zM114 511v-131l-61 29v133h-22v-121l-31 12v-64l31-12v-115l-31 12v-63l31-13v-142h22v131l61-27v-140h23v129l31-14v63l-31 13v116l31-14v63l-31 13v142z">
          <text:p/>
        </draw:path>
        <draw:path draw:style-name="gr19" draw:text-style-name="P6" draw:layer="layout" svg:width="0.527cm" svg:height="0.611cm" svg:x="12.44cm" svg:y="8.975cm" svg:viewBox="0 0 528 612" svg:d="M486 310c-25 0-44-22-42-46 1-22 19-37 42-37 22 0 39 19 39 40 1 23-16 43-39 43zM486 136c-24 0-44-21-43-44s20-40 43-40 42 18 42 42c0 23-19 42-42 42zM118 122c15-4 52-5 65 29 18 50-8 87-34 97-44 18-107-20-107-70-1-56 20-110 78-152 33-25 139-47 206 7 147 117 85 338-71 465-68 55-146 108-255 114v-21c36-7 57-13 91-28 111-51 178-147 223-253 52-125-6-319-150-280-61 16-90 89-75 106 1 2 10-9 29-14z">
          <text:p/>
        </draw:path>
        <draw:path draw:style-name="gr19" draw:text-style-name="P6" draw:layer="layout" svg:width="0.32cm" svg:height="0.209cm" svg:x="13.296cm" svg:y="9.151cm" svg:viewBox="0 0 321 210" svg:d="M179 190c62-9 46-56 43-89-4-44-27-80-80-79-33 0-60 10-49 79 7 46 29 96 86 89zM173 210c-105 1-175-46-173-109 1-69 71-100 148-101 76 0 161 29 172 101 8 57-62 108-147 109z">
          <text:p/>
        </draw:path>
        <draw:path draw:style-name="gr19" draw:text-style-name="P6" draw:layer="layout" svg:width="0.527cm" svg:height="0.611cm" svg:x="12.44cm" svg:y="10.838cm" svg:viewBox="0 0 528 612" svg:d="M486 310c-25 0-44-22-42-46 1-22 19-37 42-37 22 0 39 19 39 40 1 23-16 43-39 43zM486 136c-24 0-44-21-43-44s20-40 43-40 42 18 42 42c0 23-19 42-42 42zM118 122c15-4 52-5 65 29 18 50-8 87-34 97-44 18-107-20-107-70-1-56 20-110 78-152 33-25 139-47 206 7 147 117 85 338-71 465-68 55-146 108-255 114v-21c36-7 57-13 91-28 111-51 178-147 223-253 52-125-6-319-150-280-61 16-90 89-75 106 1 2 10-9 29-14z">
          <text:p/>
        </draw:path>
        <draw:path draw:style-name="gr19" draw:text-style-name="P6" draw:layer="layout" svg:width="0.32cm" svg:height="0.208cm" svg:x="13.296cm" svg:y="10.649cm" svg:viewBox="0 0 321 209" svg:d="M179 189c62-8 46-55 43-89-4-44-27-80-80-79-33 0-60 11-49 79 7 48 29 96 86 89zM173 209c-105 2-175-45-173-109 1-68 71-99 148-100 76-1 161 28 172 100 8 58-62 108-147 109z">
          <text:p/>
        </draw:path>
        <draw:path draw:style-name="gr19" draw:text-style-name="P6" draw:layer="layout" svg:width="0.166cm" svg:height="0.445cm" svg:x="13.072cm" svg:y="10.418cm" svg:viewBox="0 0 167 446" svg:d="M33 303l-6 122 38-36c0 0 71-83 38-118-27-29-57 6-70 32zM0 0h44l-10 277c30-38 81-71 119-27 50 57-48 123-98 167-12 9-24 25-28 29h-12z">
          <text:p/>
        </draw:path>
        <draw:path draw:style-name="gr19" draw:text-style-name="P6" draw:layer="layout" svg:width="0.32cm" svg:height="0.208cm" svg:x="13.296cm" svg:y="13.037cm" svg:viewBox="0 0 321 209" svg:d="M179 190c62-8 46-56 43-89-4-44-27-79-80-78-33 0-60 10-49 78 7 47 29 96 86 89zM173 209c-105 2-175-44-173-108 1-68 71-100 148-101 76-1 161 30 172 101 8 57-62 108-147 108z">
          <text:p/>
        </draw:path>
        <draw:path draw:style-name="gr19" draw:text-style-name="P6" draw:layer="layout" svg:width="0.527cm" svg:height="0.611cm" svg:x="12.44cm" svg:y="12.694cm" svg:viewBox="0 0 528 612" svg:d="M486 310c-25 0-44-22-42-46 1-22 19-37 42-37 22 0 39 19 39 40 1 23-16 43-39 43zM486 136c-24 0-44-21-43-44s20-40 43-40 42 18 42 42c0 23-19 42-42 42zM118 122c15-4 52-5 65 29 18 50-8 87-34 97-44 18-107-20-107-70-1-56 20-110 78-152 33-25 139-47 206 7 147 117 85 338-71 465-68 55-146 108-255 114v-21c36-7 57-13 91-28 111-51 178-147 223-253 52-125-6-319-150-280-61 16-90 89-75 106 1 2 10-9 29-14z">
          <text:p/>
        </draw:path>
        <draw:path draw:style-name="gr19" draw:text-style-name="P6" draw:layer="layout" svg:width="0.469cm" svg:height="1.316cm" svg:x="15.479cm" svg:y="8.667cm" svg:viewBox="0 0 470 1317" svg:d="M408 807c-24-45-81-72-133-68l62 259c87-35 108-122 71-191zM326 316c52-113-1-195-11-236-65 41-97 83-124 155-30 81-18 141 6 226l7 21c46-45 90-98 122-166zM55 812c-4 110 86 217 226 200 13-1 25-3 35-7l-1-4-62-258c-18 6-35 16-48 32-43 49-33 123 27 164l-3 14c-69-32-126-122-82-206 22-42 52-67 87-78l-26-94c-76 69-150 130-153 237zM466 790c19 106-30 194-124 228l4 18c24 103 50 237-77 274-95 27-185-30-182-109 2-55 36-95 89-95 57 2 93 30 88 98-6 75-85 64-85 75s33 21 52 18c143-25 130-100 89-272-20 5-43 9-67 10-47 1-253-40-253-256 0-121 93-190 185-280l-3-13c-31-112-60-174-32-296 12-52 68-139 145-190 71 131 125 205 66 374-27 80-80 135-136 185l31 105c91-17 197 54 210 126z">
          <text:p/>
        </draw:path>
        <draw:path draw:style-name="gr19" draw:text-style-name="P6" draw:layer="layout" svg:width="0.32cm" svg:height="0.209cm" svg:x="16.134cm" svg:y="8.724cm" svg:viewBox="0 0 321 210" svg:d="M179 190c62-9 46-56 43-89-4-44-27-80-80-79-33 0-60 10-49 79 7 46 29 96 86 89zM174 210c-106 1-176-46-174-109 2-69 71-100 148-101 77 0 161 29 172 101 8 57-62 108-146 109z">
          <text:p/>
        </draw:path>
        <draw:line draw:style-name="gr17" draw:text-style-name="P5" draw:layer="layout" svg:x1="16.053cm" svg:y1="8.823cm" svg:x2="16.516cm" svg:y2="8.823cm">
          <text:p/>
        </draw:line>
        <draw:path draw:style-name="gr19" draw:text-style-name="P6" draw:layer="layout" svg:width="0.32cm" svg:height="0.209cm" svg:x="16.134cm" svg:y="11.012cm" svg:viewBox="0 0 321 210" svg:d="M179 190c62-8 46-56 43-89-4-44-27-80-80-79-33 0-60 10-49 79 7 47 29 96 86 89zM174 210c-106 1-176-45-174-109 2-69 71-100 148-101s161 29 172 101c8 58-62 108-146 109z">
          <text:p/>
        </draw:path>
        <draw:path draw:style-name="gr19" draw:text-style-name="P6" draw:layer="layout" svg:width="0.469cm" svg:height="1.316cm" svg:x="15.48cm" svg:y="10.528cm" svg:viewBox="0 0 470 1317" svg:d="M408 807c-24-45-81-72-133-68l62 259c87-35 108-122 71-191zM326 316c52-113-1-195-11-236-65 41-97 83-124 155-30 81-18 141 6 226l7 21c46-45 90-98 122-166zM55 812c-4 110 86 217 226 200 13-1 25-3 35-7l-1-4-62-258c-18 6-35 16-48 32-43 49-33 123 27 164l-3 14c-69-32-126-122-82-206 22-42 52-67 87-78l-26-94c-76 69-150 130-153 237zM466 790c19 106-30 194-124 228l4 18c24 103 50 237-77 274-95 27-185-30-182-109 2-55 36-95 89-95 57 2 93 30 88 98-6 75-85 64-85 75s33 21 52 18c143-25 130-100 89-272-20 5-43 9-67 10-47 1-253-40-253-256 0-121 93-190 185-280l-3-13c-31-112-60-174-32-296 12-52 68-139 145-190 71 131 125 205 66 374-27 80-80 135-136 185l31 105c91-17 197 54 210 126z">
          <text:p/>
        </draw:path>
        <draw:path draw:style-name="gr19" draw:text-style-name="P6" draw:layer="layout" svg:width="0.32cm" svg:height="0.208cm" svg:x="16.134cm" svg:y="12.604cm" svg:viewBox="0 0 321 209" svg:d="M179 190c62-8 46-56 43-89-4-44-27-79-80-78-33 0-60 10-49 78 7 47 29 96 86 89zM174 209c-106 2-176-44-174-108 2-68 71-100 148-101s161 30 172 101c8 57-62 108-146 108z">
          <text:p/>
        </draw:path>
        <draw:path draw:style-name="gr19" draw:text-style-name="P6" draw:layer="layout" svg:width="0.527cm" svg:height="0.611cm" svg:x="15.443cm" svg:y="12.695cm" svg:viewBox="0 0 528 612" svg:d="M486 310c-25 0-44-22-42-46 1-22 19-37 42-37 22 0 39 19 39 40 1 23-16 43-39 43zM486 136c-24 0-44-21-43-44s20-40 43-40 42 18 42 42c0 23-19 42-42 42zM118 122c15-4 52-5 65 29 18 50-8 87-34 97-44 18-107-20-107-70-1-56 20-110 78-152 33-25 139-47 206 7 147 117 85 338-71 465-68 55-146 108-255 114v-21c36-7 57-13 91-28 111-51 178-147 223-253 52-125-6-319-150-280-61 16-90 89-75 106 1 2 10-9 29-14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4-11T21:51:05.450519269</dc:date>
    <meta:editing-duration>PT4M10S</meta:editing-duration>
    <meta:editing-cycles>3</meta:editing-cycles>
    <meta:document-statistic meta:object-count="326"/>
  </office:meta>
</office:document-meta>
</file>